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Currirer" svg:font-family="Currirer"/>
    <style:font-face style:name="StarSymbol" svg:font-family="StarSymbol"/>
    <style:font-face style:name="Bitstream Vera Sans" svg:font-family="'Bitstream Vera Sans'" style:font-family-generic="swiss"/>
    <style:font-face style:name="FreeSans4" svg:font-family="FreeSan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Bitstream Vera Sans1" svg:font-family="'Bitstream Vera Sans'" style:font-family-generic="swiss"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3" style:family="paragraph" style:parent-style-name="Standard">
      <style:text-properties fo:font-size="8pt" fo:language="es" fo:country="VE" fo:font-weight="bold" style:font-size-asian="8pt" style:font-weight-asian="bold" style:font-size-complex="8pt" style:font-weight-complex="bold"/>
    </style:style>
    <style:style style:name="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ab-stops>
          <style:tab-stop style:position="0.489cm"/>
        </style:tab-stops>
      </style:paragraph-properties>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font-name="FreeSans3"/>
    </style:style>
    <style:style style:name="P13" style:family="paragraph" style:parent-style-name="Text_20_body">
      <style:text-properties fo:font-weight="normal" style:font-weight-asian="normal" style:font-weight-complex="normal"/>
    </style:style>
    <style:style style:name="P14" style:family="paragraph" style:parent-style-name="Codigo" style:master-page-name="">
      <style:paragraph-properties fo:margin-left="0.499cm" fo:margin-right="0.499cm" fo:margin-top="0cm" fo:margin-bottom="0cm" fo:line-height="100%"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15" style:family="paragraph" style:parent-style-name="Codigo"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16" style:family="paragraph" style:parent-style-name="Codigo">
      <style:paragraph-properties fo:margin-left="0.499cm" fo:margin-right="0.499cm" fo:margin-top="0cm" fo:margin-bottom="0cm" fo:line-height="100%" fo:text-align="start"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17" style:family="paragraph" style:parent-style-name="Text_20_body">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18" style:family="paragraph" style:parent-style-name="Codigo" style:master-page-name="">
      <style:paragraph-properties fo:margin-top="0cm" fo:margin-bottom="0cm" fo:text-align="start" style:justify-single-word="false" style:register-true="true" style:page-number="auto" fo:break-before="page">
        <style:tab-stops/>
        <style:drop-cap/>
      </style:paragraph-properties>
      <style:text-properties fo:font-size="8pt" fo:font-weight="normal" style:font-size-asian="8pt" style:font-weight-asian="normal" style:font-size-complex="8pt" style:font-weight-complex="normal"/>
    </style:style>
    <style:style style:name="P19" style:family="paragraph" style:parent-style-name="Codigo">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0" style:family="paragraph" style:parent-style-name="Codigo">
      <style:text-properties fo:font-weight="normal" style:font-weight-asian="normal" style:font-weight-complex="normal"/>
    </style:style>
    <style:style style:name="P21" style:family="paragraph" style:parent-style-name="Codigo">
      <style:text-properties fo:font-size="12pt" style:font-size-asian="12pt" style:font-size-complex="12pt"/>
    </style:style>
    <style:style style:name="P22" style:family="paragraph" style:parent-style-name="Codigo">
      <style:text-properties fo:font-size="12pt" fo:font-weight="bold" style:font-size-asian="12pt" style:font-weight-asian="bold" style:font-size-complex="12pt" style:font-weight-complex="bold"/>
    </style:style>
    <style:style style:name="P23" style:family="paragraph" style:parent-style-name="Codigo">
      <style:text-properties fo:font-weight="bold" style:font-weight-asian="bold" style:font-weight-complex="bold"/>
    </style:style>
    <style:style style:name="P24" style:family="paragraph" style:parent-style-name="Title">
      <style:text-properties style:font-name="FreeSans3" fo:language="es" fo:country="VE" style:language-asian="es" style:country-asian="ES" style:language-complex="ar" style:country-complex="SA"/>
    </style:style>
    <style:style style:name="P25" style:family="paragraph" style:parent-style-name="Text_20_body">
      <style:paragraph-properties fo:text-align="justify" style:justify-single-word="false"/>
    </style:style>
    <style:style style:name="P26" style:family="paragraph" style:parent-style-name="Text_20_body" style:list-style-name="L2">
      <style:paragraph-properties fo:text-align="justify" style:justify-single-word="false"/>
    </style:style>
    <style:style style:name="P27" style:family="paragraph" style:parent-style-name="Text_20_body">
      <style:paragraph-properties fo:text-align="justify" style:justify-single-word="false"/>
      <style:text-properties officeooo:paragraph-rsid="0011d9bf"/>
    </style:style>
    <style:style style:name="P28" style:family="paragraph" style:parent-style-name="Text_20_body" style:list-style-name="L5">
      <style:paragraph-properties fo:text-align="justify" style:justify-single-word="false"/>
    </style:style>
    <style:style style:name="P29" style:family="paragraph" style:parent-style-name="Text_20_body" style:list-style-name="L4">
      <style:paragraph-properties fo:text-align="justify" style:justify-single-word="false"/>
    </style:style>
    <style:style style:name="P30" style:family="paragraph" style:parent-style-name="Text_20_body" style:list-style-name="L1">
      <style:paragraph-properties fo:text-align="justify" style:justify-single-word="false">
        <style:tab-stops>
          <style:tab-stop style:position="0.499cm"/>
        </style:tab-stops>
      </style:paragraph-properties>
    </style:style>
    <style:style style:name="P31" style:family="paragraph" style:parent-style-name="Text_20_body" style:list-style-name="List_20_1">
      <style:paragraph-properties fo:text-align="justify" style:justify-single-word="false">
        <style:tab-stops>
          <style:tab-stop style:position="0.499cm"/>
        </style:tab-stops>
      </style:paragraph-properties>
      <style:text-properties officeooo:paragraph-rsid="00332cf9"/>
    </style:style>
    <style:style style:name="P32" style:family="paragraph" style:parent-style-name="Text_20_body">
      <style:paragraph-properties fo:text-align="justify" style:justify-single-word="false"/>
      <style:text-properties officeooo:paragraph-rsid="001eb2b4"/>
    </style:style>
    <style:style style:name="P33" style:family="paragraph" style:parent-style-name="Text_20_body">
      <style:paragraph-properties fo:text-align="justify" style:justify-single-word="false"/>
      <style:text-properties officeooo:paragraph-rsid="00203d97"/>
    </style:style>
    <style:style style:name="P34" style:family="paragraph" style:parent-style-name="Text_20_body">
      <style:paragraph-properties fo:text-align="justify" style:justify-single-word="false"/>
      <style:text-properties officeooo:paragraph-rsid="00295972"/>
    </style:style>
    <style:style style:name="P35" style:family="paragraph" style:parent-style-name="Text_20_body" style:list-style-name="Numbering_20_2">
      <style:paragraph-properties fo:text-align="justify" style:justify-single-word="false"/>
    </style:style>
    <style:style style:name="P36" style:family="paragraph" style:parent-style-name="Text_20_body" style:list-style-name="L3">
      <style:paragraph-properties fo:line-height="100%" fo:text-align="justify" style:justify-single-word="false"/>
    </style:style>
    <style:style style:name="P37" style:family="paragraph" style:parent-style-name="Text_20_body" style:list-style-name="L4">
      <style:paragraph-properties fo:line-height="100%" fo:text-align="justify" style:justify-single-word="false"/>
    </style:style>
    <style:style style:name="P38" style:family="paragraph" style:parent-style-name="Text_20_body" style:list-style-name="L6"/>
    <style:style style:name="P39" style:family="paragraph" style:parent-style-name="Text_20_body" style:list-style-name="Numbering_20_2">
      <style:paragraph-properties fo:text-align="justify" style:justify-single-word="false"/>
      <style:text-properties style:font-name="FreeSans3"/>
    </style:style>
    <style:style style:name="P40" style:family="paragraph" style:parent-style-name="Text_20_body">
      <style:paragraph-properties fo:text-align="justify" style:justify-single-word="false"/>
      <style:text-properties fo:font-weight="bold" style:font-weight-asian="bold" style:font-weight-complex="bold"/>
    </style:style>
    <style:style style:name="P41" style:family="paragraph" style:parent-style-name="Text_20_body">
      <style:paragraph-properties fo:text-align="justify" style:justify-single-word="false"/>
      <style:text-properties fo:font-weight="normal" style:font-weight-asian="normal" style:font-weight-complex="normal"/>
    </style:style>
    <style:style style:name="P4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43" style:family="paragraph" style:parent-style-name="Text_20_body">
      <style:paragraph-properties fo:margin-left="1.251cm" fo:margin-right="0cm" fo:text-align="justify" style:justify-single-word="false" fo:text-indent="0cm" style:auto-text-indent="false"/>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17.59cm" style:type="right" style:leader-style="dotted" style:leader-text="."/>
        </style:tab-stops>
      </style:paragraph-properties>
    </style:style>
    <style:style style:name="P47" style:family="paragraph" style:parent-style-name="Heading_20_2">
      <style:text-properties fo:font-weight="bold" style:font-weight-asian="bold" style:font-weight-complex="bold"/>
    </style:style>
    <style:style style:name="P48" style:family="paragraph" style:parent-style-name="Heading_20_2">
      <style:paragraph-properties fo:break-before="page"/>
    </style:style>
    <style:style style:name="P49" style:family="paragraph" style:parent-style-name="Heading_20_3">
      <style:text-properties fo:font-weight="bold" style:font-weight-asian="bold" style:font-weight-complex="bold"/>
    </style:style>
    <style:style style:name="P50" style:family="paragraph" style:parent-style-name="Heading_20_3">
      <style:paragraph-properties fo:break-before="page"/>
    </style:style>
    <style:style style:name="P51" style:family="paragraph" style:parent-style-name="Heading_20_1">
      <style:paragraph-properties fo:text-align="justify" style:justify-single-word="false"/>
    </style:style>
    <style:style style:name="P52" style:family="paragraph" style:parent-style-name="Heading_20_1">
      <style:paragraph-properties fo:break-before="page"/>
    </style:style>
    <style:style style:name="P53" style:family="paragraph" style:parent-style-name="Heading_20_1">
      <style:paragraph-properties fo:break-before="page" fo:keep-with-next="always"/>
    </style:style>
    <style:style style:name="P54" style:family="paragraph" style:parent-style-name="Heading_20_4">
      <style:paragraph-properties fo:margin-left="0cm" fo:margin-right="0cm" fo:text-indent="0cm" style:auto-text-indent="false"/>
    </style:style>
    <style:style style:name="P55" style:family="paragraph" style:parent-style-name="Heading_20_4">
      <style:paragraph-properties fo:break-before="page"/>
    </style:style>
    <style:style style:name="P56" style:family="paragraph" style:parent-style-name="Heading_20_4">
      <style:paragraph-properties fo:margin-top="0.423cm" fo:margin-bottom="0.212cm" fo:keep-with-next="always"/>
    </style:style>
    <style:style style:name="P57" style:family="paragraph" style:parent-style-name="Contents_20_3">
      <style:paragraph-properties>
        <style:tab-stops>
          <style:tab-stop style:position="16.591cm" style:type="right" style:leader-style="dotted" style:leader-text="."/>
        </style:tab-stops>
      </style:paragraph-properties>
    </style:style>
    <style:style style:name="P58" style:family="paragraph" style:parent-style-name="Codigo">
      <style:text-properties officeooo:paragraph-rsid="001eb2b4"/>
    </style:style>
    <style:style style:name="P59" style:family="paragraph" style:parent-style-name="Codigo">
      <style:paragraph-properties fo:margin-left="0.499cm" fo:margin-right="0.499cm" fo:text-indent="0cm" style:auto-text-indent="false"/>
      <style:text-properties fo:font-weight="normal" style:font-weight-asian="normal" style:font-weight-complex="normal"/>
    </style:style>
    <style:style style:name="P60" style:family="paragraph" style:parent-style-name="Contents_20_4">
      <style:paragraph-properties>
        <style:tab-stops>
          <style:tab-stop style:position="16.092cm" style:type="right" style:leader-style="dotted" style:leader-text="."/>
        </style:tab-stops>
      </style:paragraph-properties>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3" style:family="paragraph">
      <style:paragraph-properties fo:margin-left="1.217cm" fo:margin-right="0cm" style:line-height-at-least="0.1cm" fo:text-align="justify" fo:text-indent="-0.71cm"/>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style:style>
    <style:style style:name="T4" style:family="text">
      <style:text-properties fo:font-weight="normal" officeooo:rsid="00077bef" style:font-weight-asian="normal" style:font-weight-complex="normal"/>
    </style:style>
    <style:style style:name="T5" style:family="text">
      <style:text-properties fo:font-weight="normal" officeooo:rsid="0017c164" style:font-weight-asian="normal" style:font-weight-complex="normal"/>
    </style:style>
    <style:style style:name="T6" style:family="text">
      <style:text-properties fo:font-weight="normal" officeooo:rsid="0021bbeb" style:font-weight-asian="normal" style:font-weight-complex="normal"/>
    </style:style>
    <style:style style:name="T7" style:family="text">
      <style:text-properties fo:font-weight="normal" officeooo:rsid="002d73ff" style:font-weight-asian="normal" style:font-weight-complex="normal"/>
    </style:style>
    <style:style style:name="T8" style:family="text">
      <style:text-properties fo:font-weight="normal" officeooo:rsid="002da0bf" style:font-weight-asian="normal" style:font-weight-complex="normal"/>
    </style:style>
    <style:style style:name="T9" style:family="text">
      <style:text-properties fo:font-weight="normal" officeooo:rsid="002e0faf" style:font-weight-asian="normal" style:font-weight-complex="normal"/>
    </style:style>
    <style:style style:name="T10" style:family="text">
      <style:text-properties fo:font-weight="normal" officeooo:rsid="0030942c" style:font-weight-asian="normal" style:font-weight-complex="normal"/>
    </style:style>
    <style:style style:name="T11" style:family="text">
      <style:text-properties fo:font-weight="bold" style:font-weight-asian="bold" style:font-weight-complex="bold"/>
    </style:style>
    <style:style style:name="T12" style:family="text">
      <style:text-properties style:font-name="FreeSans3"/>
    </style:style>
    <style:style style:name="T13" style:family="text">
      <style:text-properties style:font-name="FreeSans3" fo:font-size="11pt" style:font-size-asian="11pt" style:font-size-complex="11pt"/>
    </style:style>
    <style:style style:name="T14" style:family="text">
      <style:text-properties style:font-name="FreeSans3" fo:font-size="11pt" officeooo:rsid="0033d3ed" style:font-size-asian="11pt" style:font-size-complex="11pt"/>
    </style:style>
    <style:style style:name="T15" style:family="text">
      <style:text-properties style:font-name="FreeSans3" fo:font-size="12pt" style:font-size-asian="12pt" style:font-size-complex="12pt"/>
    </style:style>
    <style:style style:name="T16" style:family="text">
      <style:text-properties style:font-name="FreeSans3" fo:font-weight="bold" style:font-weight-asian="bold" style:font-weight-complex="bold"/>
    </style:style>
    <style:style style:name="T17" style:family="text">
      <style:text-properties style:font-name="FreeSans3" officeooo:rsid="001c1c24"/>
    </style:style>
    <style:style style:name="T18" style:family="text">
      <style:text-properties style:font-name="FreeSans3" officeooo:rsid="0033d3ed"/>
    </style:style>
    <style:style style:name="T19" style:family="text">
      <style:text-properties style:text-underline-style="none"/>
    </style:style>
    <style:style style:name="T20" style:family="text">
      <style:text-properties style:font-name="Currirer" fo:font-size="12pt" style:font-size-asian="10.5pt" style:font-size-complex="12pt"/>
    </style:style>
    <style:style style:name="T21" style:family="text">
      <style:text-properties officeooo:rsid="001ccca5"/>
    </style:style>
    <style:style style:name="T22" style:family="text">
      <style:text-properties fo:font-style="normal" fo:font-weight="normal" officeooo:rsid="001ccca5"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fo:font-style="italic" fo:font-weight="bold" officeooo:rsid="001ccca5"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officeooo:rsid="0011d9bf"/>
    </style:style>
    <style:style style:name="T27" style:family="text">
      <style:text-properties officeooo:rsid="00122bcf"/>
    </style:style>
    <style:style style:name="T28" style:family="text">
      <style:text-properties officeooo:rsid="00129bdd"/>
    </style:style>
    <style:style style:name="T29" style:family="text">
      <style:text-properties officeooo:rsid="0012f4a5"/>
    </style:style>
    <style:style style:name="T30" style:family="text">
      <style:text-properties officeooo:rsid="00132a63"/>
    </style:style>
    <style:style style:name="T31" style:family="text">
      <style:text-properties officeooo:rsid="0015c550"/>
    </style:style>
    <style:style style:name="T32" style:family="text">
      <style:text-properties style:font-name-asian="Bitstream Vera Sans2" style:font-name-complex="Bitstream Vera Sans2"/>
    </style:style>
    <style:style style:name="T33" style:family="text">
      <style:text-properties style:font-name="Liberation Sans" style:font-name-asian="Bitstream Vera Sans2" style:font-name-complex="Bitstream Vera Sans2"/>
    </style:style>
    <style:style style:name="T34" style:family="text">
      <style:text-properties officeooo:rsid="0017c164"/>
    </style:style>
    <style:style style:name="T35" style:family="text">
      <style:text-properties officeooo:rsid="00187b10"/>
    </style:style>
    <style:style style:name="T36" style:family="text">
      <style:text-properties officeooo:rsid="001a3f28"/>
    </style:style>
    <style:style style:name="T37" style:family="text">
      <style:text-properties officeooo:rsid="001de2ea"/>
    </style:style>
    <style:style style:name="T38" style:family="text">
      <style:text-properties officeooo:rsid="001eb2b4"/>
    </style:style>
    <style:style style:name="T39" style:family="text">
      <style:text-properties officeooo:rsid="00203d97"/>
    </style:style>
    <style:style style:name="T40" style:family="text">
      <style:text-properties officeooo:rsid="0020b566"/>
    </style:style>
    <style:style style:name="T41" style:family="text">
      <style:text-properties officeooo:rsid="00222309"/>
    </style:style>
    <style:style style:name="T42" style:family="text">
      <style:text-properties officeooo:rsid="0027583a"/>
    </style:style>
    <style:style style:name="T43" style:family="text">
      <style:text-properties officeooo:rsid="00278b84"/>
    </style:style>
    <style:style style:name="T44" style:family="text">
      <style:text-properties officeooo:rsid="002867a6"/>
    </style:style>
    <style:style style:name="T45" style:family="text">
      <style:text-properties officeooo:rsid="00295972"/>
    </style:style>
    <style:style style:name="T46" style:family="text">
      <style:text-properties officeooo:rsid="002da0bf"/>
    </style:style>
    <style:style style:name="T47" style:family="text">
      <style:text-properties officeooo:rsid="002e0faf"/>
    </style:style>
    <style:style style:name="T48" style:family="text">
      <style:text-properties officeooo:rsid="0030942c"/>
    </style:style>
    <style:style style:name="T49" style:family="text">
      <style:text-properties officeooo:rsid="0031dacc"/>
    </style:style>
    <style:style style:name="T50" style:family="text">
      <style:text-properties officeooo:rsid="00332cf9"/>
    </style:style>
    <style:style style:name="T51" style:family="text">
      <style:text-properties style:use-window-font-color="true" style:text-outline="false" style:text-line-through-style="none" style:text-position="0% 100%" style:font-name="Bitstream Vera Sans" fo:font-size="10pt" fo:letter-spacing="normal" fo:language="es" fo:country="VE" fo:font-style="normal"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style:use-window-font-color="true" style:text-outline="false" style:text-line-through-style="none" style:text-position="0% 100%" style:font-name="FreeSans4" fo:font-size="8pt" fo:letter-spacing="normal" fo:language="es" fo:country="VE" fo:font-style="italic"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font-name="FreeSans4" fo:font-size="10pt" fo:language="es" fo:country="VE" style:language-asian="zxx" style:country-asian="none" style:language-complex="zxx" style:country-complex="none"/>
    </style:style>
    <style:style style:name="T54" style:family="text">
      <style:text-properties fo:color="#000000" style:text-outline="false" style:text-line-through-style="none" style:text-position="0% 100%" style:font-name="FreeSans4" fo:font-size="8pt" fo:letter-spacing="normal" fo:language="es" fo:country="VE" fo:font-style="italic"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fo:color="#000000" style:text-outline="false" style:text-line-through-style="none" style:text-position="0% 100%" style:font-name="Bitstream Vera Sans" fo:font-size="10pt" fo:letter-spacing="normal" fo:language="es" fo:country="VE" fo:font-style="normal"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style:use-window-font-color="true" style:text-outline="false" style:text-line-through-style="none" style:text-position="0% 100%" style:font-name="Liberation Serif1" fo:font-size="10pt" fo:letter-spacing="normal" fo:language="es" fo:country="VE"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7">Ministerio del Poder Popular para<office:annotation><dc:creator>Lisset Vera</dc:creator><dc:date>2010-10-07T13:43:10</dc:date><text:p text:style-name="P61"><text:span text:style-name="T51">Se ancló el encabezado como carácter para que no ocupe tanto espacio del encabezamiento</text:span></text:p></office:annotation><text:line-break/>Ciencia, Tecnología e Industrias Intermedias</text:p>
      <text:p text:style-name="P7">Centro Nacional de Tecnologías de Información</text:p>
      <text:p text:style-name="P7"/>
      <text:p text:style-name="P7"/>
      <text:p text:style-name="P7"/>
      <text:p text:style-name="P7"/>
      <text:p text:style-name="P7"/>
      <text:p text:style-name="P7"/>
      <text:p text:style-name="P7"/>
      <text:p text:style-name="P7"/>
      <text:p text:style-name="P7"/>
      <text:p text:style-name="P8"/>
      <text:p text:style-name="P7"><text:subject>Sistema Para la Automatización del Protocolo de Prueba de Portales de Internet</text:subject></text:p>
      <text:p text:style-name="P7"/>
      <text:p text:style-name="P7"/>
      <text:p text:style-name="P24"><text:title>Manual de Instalación del Sistema Para la Automatización del Protocolo de Prueba de Portales de Internet</text:title></text:p>
      <text:p text:style-name="P7"/>
      <text:p text:style-name="P7"/>
      <text:p text:style-name="P7"/>
      <text:p text:style-name="P7"/>
      <text:p text:style-name="P7"/>
      <text:p text:style-name="P7"/>
      <text:p text:style-name="P7"/>
      <text:p text:style-name="P7"/>
      <text:p text:style-name="P7"/>
      <text:p text:style-name="P7">Gerencia de Capacitación Tecnológica</text:p>
      <text:p text:style-name="P7">Oficina de Transferencia Tecnológica</text:p>
      <text:p text:style-name="P7"><text:date style:data-style-name="N37" text:date-value="2010-09-09T06:47:26.95"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5">Índice de contenido</text:p>
          </text:index-title>
          <text:p text:style-name="P46"><text:s/>1 <text:s text:c="3"/>Objetivo General<text:tab/>7</text:p>
          <text:p text:style-name="P44"><text:s/>1.1 <text:s text:c="3"/>Audiencia<text:tab/>7</text:p>
          <text:p text:style-name="P44"><text:s/>1.2 <text:s text:c="3"/>Objetivos del aprendizaje<text:tab/>7</text:p>
          <text:p text:style-name="P46"><text:s/>2 <text:s text:c="3"/>Acrónimos y definición de términos<text:tab/>8</text:p>
          <text:p text:style-name="P44"><text:s/>2.1 <text:s text:c="3"/>Aptitude<text:tab/>8</text:p>
          <text:p text:style-name="P44"><text:s/>2.2 <text:s text:c="3"/>Build-essential<text:tab/>8</text:p>
          <text:p text:style-name="P44"><text:s/>2.3 <text:s text:c="3"/>Catalyst<text:tab/>8</text:p>
          <text:p text:style-name="P44"><text:s/>2.4 <text:s text:c="3"/>CPAN <text:tab/>8</text:p>
          <text:p text:style-name="P46"><text:s/>3 <text:s text:c="3"/>Introducción<text:tab/>9</text:p>
          <text:p text:style-name="P44"><text:s/>3.1 <text:s text:c="3"/>Resumen<text:tab/>9</text:p>
          <text:p text:style-name="P46"><text:s/>4 <text:s text:c="3"/>Requerimientos<text:tab/>10</text:p>
          <text:p text:style-name="P46"><text:s/>5 <text:s text:c="3"/>Instalación<text:tab/>11</text:p>
          <text:p text:style-name="P44"><text:s/>5.1 <text:s text:c="3"/>Instalar los paquetes Debian necesarios <text:tab/>11</text:p>
          <text:p text:style-name="P44"><text:s/>5.2 <text:s text:c="3"/>Configuración de las locales del sistema <text:tab/>11</text:p>
          <text:p text:style-name="P44"><text:s/>5.3 <text:s text:c="3"/>Instalar los paquetes para el soporte de LaTeX <text:tab/>11</text:p>
          <text:p text:style-name="P44"><text:s/>5.4 <text:s text:c="3"/>Obtener el código fuente<text:tab/>12</text:p>
          <text:p text:style-name="P57"><text:s/>5.4.1 <text:s text:c="3"/>Posibles errores<text:tab/>12</text:p>
          <text:p text:style-name="P60"><text:s/>5.4.1.1 Causa <text:tab/>12</text:p>
          <text:p text:style-name="P60"><text:s/>5.4.1.2 Solución<text:tab/>12</text:p>
          <text:p text:style-name="P44"><text:s/>5.5 <text:s text:c="3"/>Crear una rama Desarrollo local<text:tab/>13</text:p>
          <text:p text:style-name="P57"><text:s/>5.5.1 <text:s text:c="3"/>Comando: Entrar en la carpeta /opt/CNTI-14-09<text:tab/>13</text:p>
          <text:p text:style-name="P57"><text:s/>5.5.2 <text:s text:c="3"/>Comando: Crear la rama local Desarrollo<text:tab/>13</text:p>
          <text:p text:style-name="P57"><text:s/>5.5.3 <text:s text:c="3"/>Comando: Verificar que exista la rama Desarrollo<text:tab/>13</text:p>
          <text:p text:style-name="P57"><text:s/>5.5.4 <text:s text:c="3"/>Comando: Cambiarse a la rama Desarrollo<text:tab/>13</text:p>
          <text:p text:style-name="P44"><text:s/>5.6 <text:s text:c="3"/>Instalar las librerías de Perl requeridas por la aplicación<text:tab/>14</text:p>
          <text:p text:style-name="P57"><text:s/>5.6.1 <text:s text:c="3"/>Instalar local::lib. <text:tab/>14</text:p>
          <text:p text:style-name="P57"><text:s/>5.6.2 <text:s text:c="3"/>Descargar el conjunto de librerías de Perl necesarias. <text:tab/>14</text:p>
          <text:p text:style-name="P57"><text:s/>5.6.3 <text:s text:c="3"/>Descomprimir las librerías. <text:tab/>14</text:p>
          <text:p text:style-name="P57"><text:s/>5.6.4 <text:s text:c="3"/>Ejecutar local::lib<text:tab/>14</text:p>
          <text:p text:style-name="P57"><text:s/>5.6.5 <text:s text:c="3"/>Probar las dependencias<text:tab/>14</text:p>
          <text:p text:style-name="P46"><text:soft-page-break/><text:s/>6 <text:s text:c="3"/>Configuración de la Base de Datos <text:tab/>19</text:p>
          <text:p text:style-name="P44"><text:s/>6.1 <text:s text:c="3"/>Instalar el servidor de base de datos<text:tab/>19</text:p>
          <text:p text:style-name="P44"><text:s/>6.2 <text:s text:c="3"/>Configuración del servidor de base de datos. <text:tab/>19</text:p>
          <text:p text:style-name="P57"><text:s/>6.2.1 <text:s text:c="3"/>Verifique que el servidor esta escuchando en todas las interfaces.<text:tab/>19</text:p>
          <text:p text:style-name="P57"><text:s/>6.2.2 <text:s text:c="3"/>Reinicie el servidor<text:tab/>20</text:p>
          <text:p text:style-name="P57"><text:s/>6.2.3 <text:s text:c="3"/>Permitir que el usuario admin se autentique. <text:tab/>20</text:p>
          <text:p text:style-name="P60"><text:s/>6.2.3.1 Editar el archivo /etc/postgresql/8.3/main/pg_hba.conf<text:tab/>20</text:p>
          <text:p text:style-name="P60"><text:s/>6.2.3.2 Agregar la siguiente entrada, preferiblemente al final del archivo <text:tab/>20</text:p>
          <text:p text:style-name="P60"><text:s/>6.2.3.3 Acerca de los valores. <text:tab/>20</text:p>
          <text:p text:style-name="P44"><text:s/>6.3 <text:s text:c="3"/>Crear la base de datos <text:tab/>21</text:p>
          <text:p text:style-name="P57"><text:s/>6.3.1 <text:s text:c="3"/>Iniciar sesión con el usuario postgres<text:tab/>21</text:p>
          <text:p text:style-name="P57"><text:s/>6.3.2 <text:s text:c="3"/>Crear el usuario<text:tab/>21</text:p>
          <text:p text:style-name="P57"><text:s/>6.3.3 <text:s text:c="3"/>Crear la base de datos <text:tab/>21</text:p>
          <text:p text:style-name="P57"><text:s/>6.3.4 <text:s text:c="3"/>Cargar la base de datos <text:tab/>22</text:p>
          <text:p text:style-name="P60"><text:s/>6.3.4.1 Entramos a la carpeta CNTI-14-09/BD <text:tab/>22</text:p>
          <text:p text:style-name="P60"><text:s/>6.3.4.2 Cargamos validador.sql usando psql. <text:tab/>22</text:p>
          <text:p text:style-name="P46"><text:s/>7 <text:s text:c="3"/>Configuración de OpenLDAP<text:tab/>23</text:p>
          <text:p text:style-name="P44"><text:s/>7.1 <text:s text:c="3"/>Instalación y configuración<text:tab/>23</text:p>
          <text:p text:style-name="P57"><text:s/>7.1.1 <text:s text:c="3"/>Instalar el servidor LDAP. <text:tab/>23</text:p>
          <text:p text:style-name="P57"><text:s/>7.1.2 <text:s text:c="3"/>Cargar el árbol y el fichero de configuración proporcionados. <text:tab/>23</text:p>
          <text:p text:style-name="P60"><text:s/>7.1.2.1 Detener el servicio slapd<text:tab/>23</text:p>
          <text:p text:style-name="P60"><text:s/>7.1.2.2 Copiar el archivo de configuración de slapd. <text:tab/>24</text:p>
          <text:p text:style-name="P60"><text:s/>7.1.2.3 Cargar el árbol.<text:tab/>24</text:p>
          <text:p text:style-name="P60"><text:s/>7.1.2.4 Indexar<text:tab/>24</text:p>
          <text:p text:style-name="P60"><text:s/>7.1.2.5 Establecer los permisos<text:tab/>24</text:p>
          <text:p text:style-name="P60"><text:s/>7.1.2.6 Iniciar el servicio slapd. <text:tab/>24</text:p>
          <text:p text:style-name="P57"><text:s/>7.1.3 <text:s text:c="3"/>Probar y verificar que los datos están en su lugar. <text:tab/>25</text:p>
          <text:p text:style-name="P60"><text:s/>7.1.3.1 Verificar que el usuario ucnti existe.<text:tab/>25</text:p>
          <text:p text:style-name="P60"><text:s/>7.1.3.2 Verificar que el rol Administrador existe. <text:tab/>26</text:p>
          <text:p text:style-name="P60"><text:s/>7.1.3.3 Verificar que el rol AuditorJefe existe. <text:tab/>27</text:p>
          <text:p text:style-name="P60"><text:s/>7.1.3.4 Verificar que el rol Auditor existe. <text:tab/>28</text:p>
          <text:p text:style-name="P46"><text:s/>8 <text:s text:c="3"/>Configurar el Sistema<text:tab/>29</text:p>
          <text:p text:style-name="P44"><text:s/>8.1 <text:s text:c="4"/>Configurar la conexión a la base de datos. <text:tab/>29</text:p>
          <text:p text:style-name="P57"><text:soft-page-break/><text:s/>8.1.1 <text:s text:c="3"/>Atributos importantes<text:tab/>29</text:p>
          <text:p text:style-name="P60"><text:s/>8.1.1.1 User:<text:tab/>29</text:p>
          <text:p text:style-name="P60"><text:s/>8.1.1.2 Password: <text:tab/>30</text:p>
          <text:p text:style-name="P60"><text:s/>8.1.1.3 Host:<text:tab/>30</text:p>
          <text:p text:style-name="P44"><text:s/>8.2 <text:s text:c="3"/>Configurar la conexión a LDAP<text:tab/>30</text:p>
          <text:p text:style-name="P57"><text:s/>8.2.1 <text:s text:c="3"/>Configurar la autenticación LDAP<text:tab/>30</text:p>
          <text:p text:style-name="P60"><text:s/>8.2.1.1 ldap_server <text:s/>(linea 50)<text:tab/>30</text:p>
          <text:p text:style-name="P60"><text:s/>8.2.1.2 binddn (linea 53)<text:tab/>30</text:p>
          <text:p text:style-name="P60"><text:s/>8.2.1.3 bindpw <text:s/>(linea 54)<text:tab/>30</text:p>
          <text:p text:style-name="P57"><text:s/>8.2.2 <text:s text:c="3"/>Configurar la modelo LDAP. <text:tab/>31</text:p>
          <text:p text:style-name="P60"><text:s/>8.2.2.1 host (linea 17)<text:tab/>31</text:p>
          <text:p text:style-name="P60"><text:s/>8.2.2.2 dn (linea 21)<text:tab/>31</text:p>
          <text:p text:style-name="P60"><text:s/>8.2.2.3 password (linea 22)<text:tab/>31</text:p>
          <text:p text:style-name="P44"><text:s/>8.3 <text:s text:c="3"/>Configurar la conexión con el sistema de validación de W3C.<text:tab/>32</text:p>
          <text:p text:style-name="P60"><text:s/>8.3.1.1 css_validator_uri (línea 90)<text:tab/>32</text:p>
          <text:p text:style-name="P60"><text:s/>8.3.1.2 html_validator_uri (línea 91)<text:tab/>32</text:p>
          <text:p text:style-name="P46"><text:s/>9 <text:s text:c="3"/>Iniciar el sistema. <text:tab/>33</text:p>
          <text:p text:style-name="P44"><text:s/>9.1 <text:s text:c="3"/>Ejecutar local::lib <text:tab/>33</text:p>
          <text:p text:style-name="P44"><text:s/>9.2 <text:s text:c="3"/>Iniciar el sistema<text:tab/>33</text:p>
          <text:p text:style-name="P57"><text:s/>9.2.1 <text:s text:c="3"/>Entramos a la carpeta donde se encuentra código del sistema. <text:tab/>33</text:p>
          <text:p text:style-name="P57"><text:s/>9.2.2 <text:s text:c="3"/>Iniciamos el servidor. <text:tab/>33</text:p>
          <text:p text:style-name="P46"><text:s/>10 <text:s text:c="3"/>Conclusiones y Recomendaciones<text:tab/>34</text:p>
          <text:p text:style-name="P46"><text:s/>11 <text:s text:c="3"/>Referencias<text:tab/>35</text:p>
        </text:index-body>
      </text:table-of-content>
      <text:p text:style-name="P7"/>
      <text:p text:style-name="P7"/>
      <text:h text:style-name="P52" text:outline-level="1">Objetivo General</text:h>
      <text:p text:style-name="P10"><text:tab/>Instalar correctamente el Sistema para la Automatización del Protocolo de Prueba de Portales de Internet.</text:p>
      <text:p text:style-name="P10"/>
      <text:h text:style-name="Heading_20_2" text:outline-level="2">Audiencia</text:h>
      <text:p text:style-name="P9">Este documento est<text:span text:style-name="T26">á</text:span><office:annotation><dc:creator>Lisset Vera</dc:creator><dc:date>2010-10-07T13:45:54</dc:date><text:p text:style-name="P61"><text:span text:style-name="T51">“</text:span><text:span text:style-name="T51">está” lleva acento ortográfico en la letra “a”</text:span></text:p></office:annotation><office:annotation><dc:creator>Lilibeth Ramírez</dc:creator><dc:date>2010-10-25T22:04:55</dc:date><text:p text:style-name="P62"><text:span text:style-name="T52">Respuesta a Lisset Vera (07/10/2010, 13:45): "Corregido"</text:span></text:p><text:p><text:span text:style-name="T53"/></text:p></office:annotation> dirigido al usuario administrador del sistema. </text:p>
      <text:p text:style-name="Text_20_body"/>
      <text:h text:style-name="Heading_20_2" text:outline-level="2">Objetivos del aprendizaje</text:h>
      <text:list xml:id="list1853381512" text:style-name="L1">
        <text:list-item>
          <text:p text:style-name="P30">Instalar y configurar el servidor de base de datos.<office:annotation><dc:creator>Lisset Vera</dc:creator><dc:date>2010-10-07T13:46:17</dc:date><text:p text:style-name="P61"><text:span text:style-name="T51">Coloca Punto y final</text:span></text:p></office:annotation><office:annotation><dc:creator>Lilibeth Ramírez</dc:creator><dc:date>2010-10-25T22:05:07</dc:date><text:p text:style-name="P62"><text:span text:style-name="T52">Respuesta a Lisset Vera (07/10/2010, 13:46): "Corregido"</text:span></text:p><text:p><text:span text:style-name="T53"/></text:p></office:annotation></text:p>
        </text:list-item>
        <text:list-item>
          <text:p text:style-name="P30">Instalar y configurar el servidor LDAP.</text:p>
        </text:list-item>
        <text:list-item>
          <text:p text:style-name="P30">Instalar las herramientas necesarias para obtener el código fuente del sistema.</text:p>
        </text:list-item>
        <text:list-item>
          <text:p text:style-name="P30">Descargar el código fuente del sistema.</text:p>
        </text:list-item>
        <text:list-item>
          <text:p text:style-name="P30">Instalar los paquetes de Debian necesarios para satisfacer las dependencias.</text:p>
        </text:list-item>
        <text:list-item>
          <text:p text:style-name="P30">Descargar, compilar e instalar las librerías que satisfacen las dependencias del sistema. </text:p>
        </text:list-item>
        <text:list-item>
          <text:p text:style-name="P30">Cargar el árbol LDAP inicial que contiene las ramas necesarias para el correcto funcionamiento del sistema.</text:p>
        </text:list-item>
        <text:list-item>
          <text:p text:style-name="P30">Configurar los parámetros de conexión a base de datos.</text:p>
        </text:list-item>
        <text:list-item>
          <text:p text:style-name="P30">Configurar los parámetros de conexión a LDAP. </text:p>
        </text:list-item>
        <text:list-item>
          <text:p text:style-name="P30">Configurar los parámetros de conexión al WebService de la W3C<office:annotation><dc:creator>Lisset Vera</dc:creator><dc:date>2010-10-07T13:46:59</dc:date><text:p text:style-name="P61"><text:span text:style-name="T51">Colocar punto y final</text:span></text:p></office:annotation><office:annotation><dc:creator>Lilibeth Ramírez</dc:creator><dc:date>2010-10-25T22:05:19</dc:date><text:p text:style-name="P62"><text:span text:style-name="T52">Respuesta a Lisset Vera (07/10/2010, 13:46): "Corregido"</text:span></text:p><text:p><text:span text:style-name="T53"/></text:p></office:annotation>.</text:p>
        </text:list-item>
      </text:list>
      <text:p text:style-name="Text_20_body"/>
      <text:h text:style-name="P52" text:outline-level="1">Acrónimos y definición de términos</text:h>
      <text:h text:style-name="P47" text:outline-level="2">Aptitude</text:h>
      <text:p text:style-name="P27"><text:tab/>Es una interfaz denominada Herramienta Avanzada de<office:annotation><dc:creator>Lisset Vera</dc:creator><dc:date>2010-10-07T13:48:01</dc:date><text:p text:style-name="P61"><text:span text:style-name="T55">ALERTA: Justificar todo el texto del manual</text:span></text:p><text:p text:style-name="P61"><text:span text:style-name="T55"/></text:p><text:p text:style-name="P61"><text:span text:style-name="T55">Colocar primero el término en español y luego entre paréntesis el término en ingles – iniciales</text:span></text:p></office:annotation><office:annotation><dc:creator>Lilibeth Ramírez</dc:creator><dc:date>2010-10-25T22:06:14</dc:date><text:p text:style-name="P62"><text:span text:style-name="T52">Respuesta a Lisset Vera (07/10/2010, 13:48): "Corregido"</text:span></text:p><text:p><text:span text:style-name="T53"/></text:p></office:annotation> Empaquetado <text:span text:style-name="T26">(</text:span>Advanced Packaging Tool APT). Esta herramienta muestra una lista de paquetes de software y permite al usuario elegir,<office:annotation><dc:creator>Lisset Vera</dc:creator><dc:date>2010-10-07T13:50:04</dc:date><text:p text:style-name="P61"><text:span text:style-name="T51">Incluir una coma (,) luego de “elegir” y antes de “las aplicaciones”</text:span></text:p></office:annotation><office:annotation><dc:creator>Lilibeth Ramírez</dc:creator><dc:date>2010-10-25T22:06:38</dc:date><text:p text:style-name="P62"><text:span text:style-name="T52">Respuesta a Lisset Vera (07/10/2010, 13:50): "Corregido"</text:span></text:p><text:p><text:span text:style-name="T53"/></text:p></office:annotation> de modo interactivo las aplicaciones, que el usuario desea instalar o eliminar.</text:p>
      <text:p text:style-name="P11"/>
      <text:h text:style-name="P47" text:outline-level="2">Build-essential</text:h>
      <text:p text:style-name="P9"><text:tab/>Este paquete contiene una lista informativa de los paquetes considerados esenciales para la creación de paquetes Debian;<office:annotation><dc:creator>Lisset Vera</dc:creator><dc:date>2010-10-07T13:51:02</dc:date><text:p text:style-name="P61"><text:span text:style-name="T51">Cambiar esta coma (,) por un punto y coma (;)</text:span></text:p></office:annotation><office:annotation><dc:creator>Lilibeth Ramírez</dc:creator><dc:date>2010-10-25T22:06:58</dc:date><text:p text:style-name="P62"><text:span text:style-name="T52">Respuesta a Lisset Vera (07/10/2010, 13:51): "Corregido"</text:span></text:p><text:p><text:span text:style-name="T53"/></text:p></office:annotation> también es utilizado para compilar módulos y programas de Comprehensive Perl Archive Network de sus siglas en inglés (CPAN).</text:p>
      <text:p text:style-name="Text_20_body"/>
      <text:h text:style-name="P47" text:outline-level="2">Catalyst</text:h>
      <text:p text:style-name="P9"><text:tab/>Es una estructura de código libre para aplicaciones web escrito en el lenguaje <text:span text:style-name="T11">Perl</text:span>. Soporta la arquitectura Modelo Vista Controlador (MVC), así como soporta algunos patrones web experimentales. Está altamente inspirado en Ruby on Rails, Maypole y Spring.</text:p>
      <text:p text:style-name="P11"/>
      <text:h text:style-name="P47" text:outline-level="2">CPAN <office:annotation><dc:creator>Lisset Vera</dc:creator><dc:date>2010-10-07T13:52:21</dc:date><text:p text:style-name="P61"><text:span text:style-name="T51">Eliminar los dos puntos (:)</text:span></text:p></office:annotation><office:annotation><dc:creator>Lilibeth Ramírez</dc:creator><dc:date>2010-10-25T22:07:21</dc:date><text:p text:style-name="P62"><text:span text:style-name="T52">Respuesta a Lisset Vera (07/10/2010, 13:52): "Corregido"</text:span></text:p><text:p><text:span text:style-name="T53"/></text:p></office:annotation></text:h>
      <text:p text:style-name="P9"><text:tab/>Es el acrónimo de Comprehensive Perl Archive Network. Es un enorme archivo de software escrito en lenguaje <text:span text:style-name="T11">Perl</text:span> <text:s/><text:span text:style-name="T27">y</text:span><office:annotation><dc:creator>Lisset Vera</dc:creator><dc:date>2010-10-07T13:52:51</dc:date><text:p text:style-name="P61"><text:span text:style-name="T51">Me parece que la frase que viene no tiene coherencia con la anterior</text:span></text:p></office:annotation><office:annotation><dc:creator>Lilibeth Ramírez</dc:creator><dc:date>2010-10-25T22:08:32</dc:date><text:p text:style-name="P62"><text:span text:style-name="T52">Respuesta a Lisset Vera (07/10/2010, 13:52): "Corregido"</text:span></text:p><text:p><text:span text:style-name="T53"/></text:p></office:annotation> documentación sobre <text:span text:style-name="T27">éste</text:span>. Tiene presencia en la Web a través de su sitio www.cpan.org y sus 236 espejos<office:annotation><dc:creator>Lisset Vera</dc:creator><dc:date>2010-10-07T13:54:38</dc:date><text:p text:style-name="P61"><text:span text:style-name="T51">Insertar la palabra “están <text:s/>distribuidos...”</text:span></text:p></office:annotation><office:annotation><dc:creator>Lilibeth Ramírez</dc:creator><dc:date>2010-10-25T22:08:53</dc:date><text:p text:style-name="P62"><text:span text:style-name="T52">Respuesta a Lisset Vera (07/10/2010, 13:54): "Corregido"</text:span></text:p><text:p><text:span text:style-name="T53"/></text:p></office:annotation><text:span text:style-name="T27"> están</text:span> distribuidos por todo el mundo. Actualmente, hay más de 53.000 módulos empaquetados en más de 14.000 paquetes, ofrecidos en CPAN<office:annotation><dc:creator>Lisset Vera</dc:creator><dc:date>2010-10-07T13:55:42</dc:date><text:p text:style-name="P61"><text:span text:style-name="T51">Eliminar la coma (,) y colocar la letra “y”</text:span></text:p></office:annotation><office:annotation><dc:creator>Lilibeth Ramírez</dc:creator><dc:date>2010-10-25T22:09:36</dc:date><text:p text:style-name="P62"><text:span text:style-name="T52">Respuesta a Lisset Vera (07/10/2010, 13:55): "Corregido"</text:span></text:p><text:p><text:span text:style-name="T53"/></text:p></office:annotation>, aportados por más de 7.000 autores. Cuenta con módulos para una amplia variedad de tareas, incluyendo matemáticas avanzadas, conectividad de bases de datos y conexión de redes. Esencialmente, todo lo que hay en CPAN está disponible de forma libre <text:span text:style-name="T28">y l</text:span><office:annotation><dc:creator>Lisset Vera</dc:creator><dc:date>2010-10-07T13:56:36</dc:date><text:p text:style-name="P61"><text:span text:style-name="T51">Colocar la letra “L” en minúscula</text:span></text:p></office:annotation><office:annotation><dc:creator>Lilibeth Ramírez</dc:creator><dc:date>2010-10-25T22:09:48</dc:date><text:p text:style-name="P62"><text:span text:style-name="T52">Respuesta a Lisset Vera (07/10/2010, 13:56): "Corregido"</text:span></text:p><text:p><text:span text:style-name="T53"/></text:p></office:annotation>a mayor parte del software está licenciado bajo <text:span text:style-name="T28">la</text:span> Licencia Artística, la GPL o ambas. Cualquiera puede subir software a CPAN vía PAUSE. </text:p>
      <text:h text:style-name="P52" text:outline-level="1">Introducción</text:h>
      <text:h text:style-name="Heading_20_2" text:outline-level="2">Resumen</text:h>
      <text:p text:style-name="P9"><text:tab/>El desarrollo del Sistema para la Automatización del Protocolo de Prueba de Portales de Internet<office:annotation><dc:creator>Lisset Vera</dc:creator><dc:date>2010-10-07T14:00:59</dc:date><text:p text:style-name="P61"><text:span text:style-name="T51">Eliminar la coma (,) nunca se debe separar el sujeto del verbo. </text:span></text:p></office:annotation><office:annotation><dc:creator>Lilibeth Ramírez</dc:creator><dc:date>2010-10-25T22:10:04</dc:date><text:p text:style-name="P62"><text:span text:style-name="T52">Respuesta a Lisset Vera (07/10/2010, 14:00): "Corregido"</text:span></text:p><text:p><text:span text:style-name="T53"/></text:p></office:annotation> está construido sobre un marco de trabajo basado en el lenguaje de programación Perl llamado Catalyst Framework.</text:p>
      <text:p text:style-name="P9"/>
      <text:p text:style-name="P9"><text:tab/>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P9"/>
      <text:p text:style-name="P9"><text:tab/>La forma en que Catalyst soporta la arquitectura Modelo Vista Controlador (MVC) es la siguiente: </text:p>
      <text:p text:style-name="P9"/>
      <text:list xml:id="list784695543" text:style-name="L2">
        <text:list-item>
          <text:p text:style-name="P26"><text:span text:style-name="T11">Modelo: </text:span>es manejada por medio de DBIx:Class, Plucene, Net::LDAP u otras clases modelo. </text:p>
        </text:list-item>
        <text:list-item>
          <text:p text:style-name="P26"><text:span text:style-name="T11">Vista:</text:span> es usualmente manejada por Template Toolkit, Mason o HTML::Template. </text:p>
        </text:list-item>
        <text:list-item>
          <text:p text:style-name="P26"><text:span text:style-name="T11">Controlador:</text:span> es escrita por el autor<office:annotation><dc:creator>Lisset Vera</dc:creator><dc:date>2010-10-07T14:02:50</dc:date><text:p text:style-name="P61"><text:span text:style-name="T51">Eliminar “, por supuesto”</text:span></text:p></office:annotation><office:annotation><dc:creator>Lilibeth Ramírez</dc:creator><dc:date>2010-10-25T22:10:24</dc:date><text:p text:style-name="P62"><text:span text:style-name="T52">Respuesta a Lisset Vera (07/10/2010, 14:02): "Corregido"</text:span></text:p><text:p><text:span text:style-name="T53"/></text:p></office:annotation>. Grandes fragmentos de funcionalidades usualmente se pueden conseguir con los plugins de Catalyst.</text:p>
        </text:list-item>
      </text:list>
      <text:p text:style-name="Bloque_20_2"/>
      <text:h text:style-name="P52" text:outline-level="1">Requerimientos</text:h>
      <text:list xml:id="list833335613" text:style-name="L3">
        <text:list-item>
          <text:p text:style-name="P36">Instalación básica del Sistema Operativo GNU/Linux Debian “Lenny” versión 5.0, arquitectura i386.</text:p>
        </text:list-item>
        <text:list-item>
          <text:p text:style-name="P36">Espejo local del repositorio de Debian 5.0 aka Lenny. <text:s/></text:p>
        </text:list-item>
        <text:list-item>
          <text:p text:style-name="P36">Para instalar la base de datos<office:annotation><dc:creator>Lisset Vera</dc:creator><dc:date>2010-10-07T14:03:44</dc:date><text:p text:style-name="P61"><text:span text:style-name="T51">Eliminar esta coma (,)</text:span></text:p></office:annotation><office:annotation><dc:creator>Lilibeth Ramírez</dc:creator><dc:date>2010-10-25T22:10:40</dc:date><text:p text:style-name="P62"><text:span text:style-name="T52">Respuesta a Lisset Vera (07/10/2010, 14:03): "Corregido"</text:span></text:p><text:p><text:span text:style-name="T53"/></text:p></office:annotation> necesita el servidor de base de datos PostgresSQL 8.3, que viene en el paquete postgresql-8.3 de Debian. </text:p>
        </text:list-item>
        <text:list-item>
          <text:p text:style-name="P36">Paquetes principalmente requeridos. </text:p>
        </text:list-item>
      </text:list>
      <text:list xml:id="list2139469685" text:style-name="L4">
        <text:list-item>
          <text:list>
            <text:list-item>
              <text:p text:style-name="P37">Perl</text:p>
            </text:list-item>
            <text:list-item>
              <text:p text:style-name="P29">Build-essential</text:p>
            </text:list-item>
            <text:list-item>
              <text:p text:style-name="P29">Unzip</text:p>
            </text:list-item>
            <text:list-item>
              <text:p text:style-name="P29">Libpq-dev</text:p>
            </text:list-item>
            <text:list-item>
              <text:p text:style-name="P29">Git-core</text:p>
            </text:list-item>
            <text:list-item>
              <text:p text:style-name="P29">Postgresql</text:p>
            </text:list-item>
            <text:list-item>
              <text:p text:style-name="P29">OpenLDAP</text:p>
            </text:list-item>
            <text:list-item>
              <text:p text:style-name="P29">Libxml2-dev</text:p>
            </text:list-item>
            <text:list-item>
              <text:p text:style-name="P29">Locales</text:p>
            </text:list-item>
            <text:list-item>
              <text:p text:style-name="P29">Vim</text:p>
            </text:list-item>
          </text:list>
        </text:list-item>
      </text:list>
      <text:h text:style-name="P51" text:outline-level="1" text:is-list-header="true" text:restart-numbering="true" text:start-value="1"/>
      <text:h text:style-name="P52" text:outline-level="1">Instalación</text:h>
      <text:h text:style-name="Heading_20_2" text:outline-level="2">Instalar los paquetes Debian necesarios <office:annotation><dc:creator>Lisset Vera</dc:creator><dc:date>2010-10-07T14:04:08</dc:date><text:p text:style-name="P61"><text:span text:style-name="T51">Los títulos no deben llevar puntos finales.</text:span></text:p><text:p text:style-name="P61"><text:span text:style-name="T51">Esta corrección se había realizado en la anterior revisión</text:span></text:p></office:annotation><office:annotation><dc:creator>Lilibeth Ramírez</dc:creator><dc:date>2010-10-25T22:11:59</dc:date><text:p text:style-name="P62"><text:span text:style-name="T52">Respuesta a Lisset Vera (07/10/2010, 14:04): "Corregido"</text:span></text:p><text:p><text:span text:style-name="T53"/></text:p></office:annotation></text:h>
      <text:p text:style-name="P9"><text:tab/>Para instalar los paquetes necesarios<office:annotation><dc:creator>Lisset Vera</dc:creator><dc:date>2010-10-07T14:04:45</dc:date><text:p text:style-name="P61"><text:span text:style-name="T51">Eliminar esta coma (,)</text:span></text:p></office:annotation><office:annotation><dc:creator>Lilibeth Ramírez</dc:creator><dc:date>2010-10-25T22:12:15</dc:date><text:p text:style-name="P62"><text:span text:style-name="T52">Respuesta a Lisset Vera (07/10/2010, 14:04): "Corregido"</text:span></text:p><text:p><text:span text:style-name="T53"/></text:p></office:annotation> debe usar la her<text:span text:style-name="T29">r</text:span><office:annotation><dc:creator>Lisset Vera</dc:creator><dc:date>2010-10-07T14:04:57</dc:date><text:p text:style-name="P61"><text:span text:style-name="T51">Colocar una “r” que le falta a la palabra “herramienta”</text:span></text:p></office:annotation><office:annotation><dc:creator>Lilibeth Ramírez</dc:creator><dc:date>2010-10-25T22:12:31</dc:date><text:p text:style-name="P62"><text:span text:style-name="T52">Respuesta a Lisset Vera (07/10/2010, 14:04): "Corregido"</text:span></text:p><text:p><text:span text:style-name="T53"/></text:p></office:annotation>amienta aptitude, y recuerde que debe hacer este paso <office:annotation><dc:creator>Lisset Vera</dc:creator><dc:date>2010-10-07T14:05:49</dc:date><text:p text:style-name="P61"><text:span text:style-name="T51"><text:s/></text:span><text:span text:style-name="T51">Cambiar esta redacción por: “... este paso autenticado como usuario root”</text:span></text:p></office:annotation><office:annotation><dc:creator>Lilibeth Ramírez</dc:creator><dc:date>2010-10-25T22:14:05</dc:date><text:p text:style-name="P62"><text:span text:style-name="T52">Respuesta a Lisset Vera (07/10/2010, 14:05): "Corregido"</text:span></text:p><text:p><text:span text:style-name="T53"/></text:p></office:annotation> <text:span text:style-name="T29">autenticado </text:span>como usuario root. </text:p>
      <text:p text:style-name="Text_20_body"/>
      <text:p text:style-name="P14">covetel-server:~# aptitude install git-core build-essential <text:span text:style-name="T20">unzip</text:span> libpq-dev libxml2-dev <text:span text:style-name="T20">locales</text:span> libexpat1-dev libgd2-xpm-dev</text:p>
      <text:p text:style-name="Text_20_body"/>
      <text:h text:style-name="Heading_20_2" text:outline-level="2">Configuración de las locales del sistema <office:annotation><dc:creator>Lisset Vera</dc:creator><dc:date>2010-10-07T14:06:44</dc:date><text:p text:style-name="P61"><text:span text:style-name="T51">Los títulos no deben llevar puntos finales</text:span></text:p></office:annotation><office:annotation><dc:creator>Lilibeth Ramírez</dc:creator><dc:date>2010-10-25T22:14:19</dc:date><text:p text:style-name="P62"><text:span text:style-name="T52">Respuesta a Lisset Vera (07/10/2010, 14:06): "Corregido"</text:span></text:p><text:p><text:span text:style-name="T53"/></text:p></office:annotation></text:h>
      <text:p text:style-name="P9"><text:tab/>Los «locales» <office:annotation><dc:creator>Lisset Vera</dc:creator><dc:date>2010-10-07T14:07:18</dc:date><text:p text:style-name="P61"><text:span text:style-name="T51">Aquí hay una incongruencia entre son y un. O se coloca en plural ambos o en singular ambos</text:span></text:p></office:annotation><office:annotation><dc:creator>Lilibeth Ramírez</dc:creator><dc:date>2010-10-25T22:42:05</dc:date><text:p text:style-name="P62"><text:span text:style-name="T52">Respuesta a Lisset Vera (07/10/2010, 14:07): "Corregido"</text:span></text:p><text:p><text:span text:style-name="T53"/></text:p></office:annotation><text:span text:style-name="T30">es un grupo de parámetros que permite</text:span> cambiar <text:span text:style-name="T30">a diversos</text:span> idiomas <text:span text:style-name="T30">o </text:span><text:span text:style-name="T35">idiomas</text:span><text:span text:style-name="T30"> </text:span>y permite a los usuarios utilizar su idioma, país, juego de caracteres, ordenación alfanumérica, etc. <text:s/>Por favor elija las siguientes locales: </text:p>
      <text:list xml:id="list1237748263" text:style-name="L5">
        <text:list-item>
          <text:p text:style-name="P28">en_US.UTF-8 UTF-8</text:p>
        </text:list-item>
        <text:list-item>
          <text:p text:style-name="P28">es_ES.UTF-8 UTF-8</text:p>
        </text:list-item>
        <text:list-item>
          <text:p text:style-name="P28">es_VE.UTF-8 UTF-8</text:p>
        </text:list-item>
      </text:list>
      <text:p text:style-name="Text_20_body"/>
      <text:p text:style-name="P9"><text:tab/>Por favor seleccione <text:span text:style-name="T11">es_VE.UTF-8</text:span> como idioma predeterminado de todo el sistema. </text:p>
      <text:p text:style-name="P9"/>
      <text:p text:style-name="P9"><text:tab/>Para realizar este paso, debe usar la orden que se encuentra en el siguiente cuadro de código.</text:p>
      <text:p text:style-name="Codigo">covetel-server:~# dpkg-reconfigure locales</text:p>
      <text:p text:style-name="Text_20_body"/>
      <text:h text:style-name="Heading_20_2" text:outline-level="2">Instalar los paquetes para el soporte de LaTeX <office:annotation><dc:creator>Lisset Vera</dc:creator><dc:date>2010-10-07T14:08:05</dc:date><text:p text:style-name="P61"><text:span text:style-name="T55">Los títulos no deben llevar puntos finales</text:span></text:p></office:annotation><office:annotation><dc:creator>Lilibeth Ramírez</dc:creator><dc:date>2010-10-25T22:42:39</dc:date><text:p text:style-name="P62"><text:span text:style-name="T52">Respuesta a Lisset Vera (07/10/2010, 14:08): "Corregido"</text:span></text:p><text:p><text:span text:style-name="T53"/></text:p></office:annotation></text:h>
      <text:p text:style-name="Codigo">Covetel-server:~# aptitude install texlive-latex3 texlive texlive-lang-spanish texlive-base <text:s/>texlive-latex-extra</text:p>
      <text:h text:style-name="P48" text:outline-level="2">Obtener el código fuente</text:h>
      <text:p text:style-name="P9"><text:tab/>Para obtener una copia del código fuente del sistema<office:annotation><dc:creator>Lisset Vera</dc:creator><dc:date>2010-10-07T14:08:26</dc:date><text:p text:style-name="P61"><text:span text:style-name="T51">Eliminar esta coma (,)</text:span></text:p></office:annotation><office:annotation><dc:creator>Lilibeth Ramírez</dc:creator><dc:date>2010-10-25T22:42:54</dc:date><text:p text:style-name="P62"><text:span text:style-name="T52">Respuesta a Lisset Vera (07/10/2010, 14:08): "Corregido"</text:span></text:p><text:p><text:span text:style-name="T53"/></text:p></office:annotation> deberá usar la herramienta de control de versiones Git. A través del comando <text:span text:style-name="T11">git clone</text:span><office:annotation><dc:creator>Lisset Vera</dc:creator><dc:date>2010-10-07T14:08:40</dc:date><text:p text:style-name="P61"><text:span text:style-name="T51">Colocar el comando en negrita para diferenciar del resto del texto</text:span></text:p></office:annotation><office:annotation><dc:creator>Lilibeth Ramírez</dc:creator><dc:date>2010-10-25T22:43:41</dc:date><text:p text:style-name="P62"><text:span text:style-name="T52">Respuesta a Lisset Vera (07/10/2010, 14:08): "Corregido"</text:span></text:p><text:p><text:span text:style-name="T53"/></text:p></office:annotation> podrá descargar,<office:annotation><dc:creator>Lisset Vera</dc:creator><dc:date>2010-10-07T14:09:12</dc:date><text:p text:style-name="P61"><text:span text:style-name="T51">Luego de descargar colocar una coma (,)</text:span></text:p></office:annotation><office:annotation><dc:creator>Lilibeth Ramírez</dc:creator><dc:date>2010-10-25T22:44:05</dc:date><text:p text:style-name="P62"><text:span text:style-name="T52">Respuesta a Lisset Vera (07/10/2010, 14:09): "Corregir"</text:span></text:p><text:p><text:span text:style-name="T53"/></text:p></office:annotation> desde el repositorio de código, una copia de todo el proyecto. </text:p>
      <text:p text:style-name="P9"/>
      <text:p text:style-name="P9"><text:tab/>Debe tomar en cuenta, que cuando se utiliza la orden <text:span text:style-name="T11">git clone</text:span><office:annotation><dc:creator>Lisset Vera</dc:creator><dc:date>2010-10-07T14:09:52</dc:date><text:p text:style-name="P61"><text:span text:style-name="T55">Colocar el comando en negrita para diferenciar del resto del texto, aplicar esta instrucciones en todo el texto donde aparezcan comandos</text:span></text:p><text:p text:style-name="P61"><text:span text:style-name="T55"/></text:p><text:p text:style-name="P61"><text:span text:style-name="T55">Eliminar la coma que está después del comando. No se puede separar el sujeto del verbo</text:span></text:p><text:p text:style-name="P61"><text:span text:style-name="T55"/></text:p></office:annotation><office:annotation><dc:creator>Lilibeth Ramírez</dc:creator><dc:date>2010-10-25T22:44:39</dc:date><text:p text:style-name="P62"><text:span text:style-name="T52">Respuesta a Lisset Vera (07/10/2010, 14:09): "Corregido"</text:span></text:p><text:p><text:span text:style-name="T53"/></text:p></office:annotation>, esta obteniendo una copia completa del repositorio de código, en donde se encuentran todas las ramas del proyecto git. </text:p>
      <text:p text:style-name="P9"/>
      <text:p text:style-name="P9"><text:tab/>Inicialmente al realizar la descarga con <text:span text:style-name="T11">git clone</text:span>, git va a crear automáticamente la rama master. En el próximo paso, veremos c<text:span text:style-name="T31">ó</text:span><office:annotation><dc:creator>Lisset Vera</dc:creator><dc:date>2010-10-07T14:12:26</dc:date><text:p text:style-name="P61"><text:span text:style-name="T51">Colocar acento ortográfico a la palabra “cómo”, debido a que se utiliza como pregunta indirecta</text:span></text:p></office:annotation><office:annotation><dc:creator>Lilibeth Ramírez</dc:creator><dc:date>2010-10-25T22:45:04</dc:date><text:p text:style-name="P62"><text:span text:style-name="T52">Respuesta a Lisset Vera (07/10/2010, 14:12): "Corregido"</text:span></text:p><text:p><text:span text:style-name="T53"/></text:p></office:annotation>mo crear una rama que este sincronizada con la rama de desarrollo actual de proyecto. </text:p>
      <text:p text:style-name="P9"/>
      <text:p text:style-name="P9"><text:tab/>El siguiente comando, lo vamos a ejecutar <office:annotation><dc:creator>Lisset Vera</dc:creator><dc:date>2010-10-07T14:13:20</dc:date><text:p text:style-name="P61"><text:span text:style-name="T55"><text:s/></text:span><text:span text:style-name="T55">Cambiar esta redacción por: “... ejecutar autenticado como usuario root”</text:span></text:p></office:annotation><office:annotation><dc:creator>Lilibeth Ramírez</dc:creator><dc:date>2010-10-25T22:45:40</dc:date><text:p text:style-name="P62"><text:span text:style-name="T52">Respuesta a Lisset Vera (07/10/2010, 14:13): "Corregido"</text:span></text:p><text:p><text:span text:style-name="T53"/></text:p></office:annotation><text:span text:style-name="T31">autenticado </text:span>como usuario root, desde la carpeta /root. </text:p>
      <text:p text:style-name="Codigo">covetel-server:~# cd /opt </text:p>
      <text:p text:style-name="Codigo">covetel-server:/opt# git clone http://git.covetel.com.ve/CNTI-14-09.git </text:p>
      <text:p text:style-name="Text_20_body"/>
      <text:h text:style-name="Heading_20_3" text:outline-level="3">Posibles errores</text:h>
      <text:p text:style-name="Error">-bash: /usr/bin/git: No existe el fichero o el directorio </text:p>
      <text:h text:style-name="P56" text:outline-level="4"><text:span text:style-name="T33">Causa</text:span><text:span text:style-name="T32"> </text:span><office:annotation><dc:creator>Lisset Vera</dc:creator><dc:date>2010-10-07T14:13:58</dc:date><text:p text:style-name="P61"><text:span text:style-name="T51">1.- Seguir con el esquema de la numeración en este punto sería 5.4.1.1</text:span></text:p><text:p text:style-name="P61"><text:span text:style-name="T51"/></text:p><text:p text:style-name="P61"><text:span text:style-name="T51">Aplicar esto para los puntos siguientes</text:span></text:p><text:p text:style-name="P61"><text:span text:style-name="T51"/></text:p><text:p text:style-name="P61"><text:span text:style-name="T51">Eliminar los dos puntos luego de las palabras: causa y <text:s/>solución</text:span></text:p></office:annotation><office:annotation><dc:creator>Lilibeth Ramírez</dc:creator><dc:date>2010-10-25T22:48:16</dc:date><text:p text:style-name="P62"><text:span text:style-name="T52">Respuesta a Lisset Vera (07/10/2010, 14:13): "Corregido"</text:span></text:p><text:p><text:span text:style-name="T53"/></text:p></office:annotation></text:h>
      <text:p text:style-name="P43">Si obtiene este error, entonces no realiz<text:span text:style-name="T31">ó</text:span><office:annotation><dc:creator>Lisset Vera</dc:creator><dc:date>2010-10-07T14:16:43</dc:date><text:p text:style-name="P61"><text:span text:style-name="T51">Colocar el acento ortográfico a las palabras “realizó”, “indicó”</text:span></text:p></office:annotation><office:annotation><dc:creator>Lilibeth Ramírez</dc:creator><dc:date>2010-10-25T22:48:59</dc:date><text:p text:style-name="P62"><text:span text:style-name="T52">Respuesta a Lisset Vera (07/10/2010, 14:16): "Corregido"</text:span></text:p><text:p><text:span text:style-name="T53"/></text:p></office:annotation> bien el paso de la sección 5.1, en donde se le indic<text:span text:style-name="T31">ó</text:span> que instalara los paquetes necesarios con la herramienta aptitude. Pero no se preocupe, solucionar esto es muy fácil.</text:p>
      <text:h text:style-name="Heading_20_4" text:outline-level="4">Solución</text:h>
      <text:p text:style-name="P9"><text:tab/>Para solucionar <office:annotation><dc:creator>Lisset Vera</dc:creator><dc:date>2010-10-07T14:22:39</dc:date><text:p text:style-name="P61"><text:span text:style-name="T51">Cambiar por “Para solucionar el error anterior, simplemente...”</text:span></text:p></office:annotation><office:annotation><dc:creator>Lilibeth Ramírez</dc:creator><dc:date>2010-10-25T22:49:20</dc:date><text:p text:style-name="P62"><text:span text:style-name="T52">Respuesta a Lisset Vera (07/10/2010, 14:22): "Corregido"</text:span></text:p><text:p><text:span text:style-name="T53"/></text:p></office:annotation><text:span text:style-name="T31">el error</text:span>, simplemente debe instalar el paquete git-core. </text:p>
      <text:p text:style-name="Codigo"><text:soft-page-break/>covetel-server:~# aptitude install git-core </text:p>
      <text:h text:style-name="Heading_20_2" text:outline-level="2" text:is-list-header="true"/>
      <text:h text:style-name="Heading_20_2" text:outline-level="2">Crear una rama Desarrollo local</text:h>
      <text:p text:style-name="P9"><text:tab/>Como <text:span text:style-name="T31">se</text:span> <text:span text:style-name="T31">citó</text:span><office:annotation><dc:creator>Lisset Vera</dc:creator><dc:date>2010-10-07T14:25:02</dc:date><text:p text:style-name="P61"><text:span text:style-name="T51">Cambiar por “Como se citó anteriormente, ..”</text:span></text:p></office:annotation><office:annotation><dc:creator>Lilibeth Ramírez</dc:creator><dc:date>2010-10-25T22:50:14</dc:date><text:p text:style-name="P62"><text:span text:style-name="T52">Respuesta a Lisset Vera (07/10/2010, 14:25): "Corregido"</text:span></text:p><text:p><text:span text:style-name="T53"/></text:p></office:annotation> anteriormente, en git existe una forma de organizar el proyecto que funciona a través de ramas, el desarrollo de este proyecto se encuentra en una rama a la cual le dimos como nombre <text:span text:style-name="T11">Desarrollo</text:span>. </text:p>
      <text:p text:style-name="P9">Ahora deberá crear una rama local, que este sincronizada con la rama de Desarrollo remota, que se encuentra en el servidor. </text:p>
      <text:p text:style-name="Text_20_body"/>
      <text:h text:style-name="Heading_20_3" text:outline-level="3">Comando: Entrar en la carpeta /opt/CNTI-14-09</text:h>
      <text:p text:style-name="Codigo"># cd /opt/CNTI-14-09/ </text:p>
      <text:h text:style-name="Heading_20_3" text:outline-level="3">Comando: Crear la rama local Desarrollo</text:h>
      <text:p text:style-name="Codigo"># git branch Desarrollo --track origin/Desarrollo </text:p>
      <text:h text:style-name="Heading_20_3" text:outline-level="3">Comando: Verificar que exista la rama Desarrollo</text:h>
      <text:p text:style-name="Codigo"># git branch </text:p>
      <text:p text:style-name="P9"><text:tab/>Salida esperada: </text:p>
      <text:p text:style-name="Codigo"><text:s text:c="2"/>Desarrollo </text:p>
      <text:p text:style-name="Codigo">* master </text:p>
      <text:h text:style-name="Heading_20_3" text:outline-level="3">Comando: Cambiarse a la rama Desarrollo</text:h>
      <text:p text:style-name="Codigo"># git checkout Desarrollo </text:p>
      <text:p text:style-name="P9"><text:tab/>Ahora se encuentra en la rama Desarrollo, puede verificar <text:span text:style-name="T34">por cual</text:span><office:annotation><dc:creator>Lisset Vera</dc:creator><dc:date>2010-10-07T14:26:41</dc:date><text:p text:style-name="P61"><text:span text:style-name="T51">Cambiar el 2que” por “cuál”</text:span></text:p></office:annotation><office:annotation><dc:creator>Lilibeth Ramírez</dc:creator><dc:date>2010-10-25T22:50:52</dc:date><text:p text:style-name="P62"><text:span text:style-name="T52">Respuesta a Lisset Vera (07/10/2010, 14:26): "Corregido"</text:span></text:p><text:p><text:span text:style-name="T53"/></text:p></office:annotation> rama se encuentra<office:annotation><dc:creator>Lisset Vera</dc:creator><dc:date>2010-10-07T14:26:27</dc:date><text:p text:style-name="P61"><text:span text:style-name="T51">Eliminar esta coma(,)</text:span></text:p></office:annotation><office:annotation><dc:creator>Lilibeth Ramírez</dc:creator><dc:date>2010-10-25T22:51:17</dc:date><text:p text:style-name="P62"><text:span text:style-name="T52">Respuesta a Lisset Vera (07/10/2010, 14:26): "Corregido"</text:span></text:p><text:p><text:span text:style-name="T53"/></text:p></office:annotation> utilizando el comando <text:span text:style-name="T11">git branch</text:span><text:span text:style-name="T3">, este comando lista las ramas locales y coloca un asterisco (*) en la rama que se encuentra en uso, </text:span><text:span text:style-name="T5">por </text:span><text:span text:style-name="T3"><office:annotation><dc:creator>Lisset Vera</dc:creator><dc:date>2010-10-07T14:27:13</dc:date><text:p text:style-name="P61"><text:span text:style-name="T51">Insertar ante de ejemplo la palabra “por”</text:span></text:p></office:annotation></text:span><text:span text:style-name="T3"><office:annotation><dc:creator>Lilibeth Ramírez</dc:creator><dc:date>2010-10-25T22:51:39</dc:date><text:p text:style-name="P62"><text:span text:style-name="T52">Respuesta a Lisset Vera (07/10/2010, 14:27): "Corregido"</text:span></text:p><text:p><text:span text:style-name="T53"/></text:p></office:annotation></text:span><text:span text:style-name="T3">ejemplo:</text:span></text:p>
      <text:p text:style-name="P20">covetel-server:~/opt/CNTI-14-09# git branch </text:p>
      <text:p text:style-name="Text_20_body"><text:soft-page-break/></text:p>
      <text:p text:style-name="P20">master</text:p>
      <text:p text:style-name="P59">* Desarrollo </text:p>
      <text:h text:style-name="P47" text:outline-level="2" text:is-list-header="true"/>
      <text:h text:style-name="P47" text:outline-level="2">Instalar las librerías de Perl requeridas por la aplicación<office:annotation><dc:creator>Lisset Vera</dc:creator><dc:date>2010-10-07T14:27:39</dc:date><text:p text:style-name="P61"><text:span text:style-name="T51">Los títulos no deben puntos finales.</text:span></text:p><text:p text:style-name="P61"><text:span text:style-name="T51"/></text:p><text:p text:style-name="P61"><text:span text:style-name="T51">Aplica para todos los subtítulos de esta sección</text:span></text:p></office:annotation><office:annotation><dc:creator>Lilibeth Ramírez</dc:creator><dc:date>2010-10-25T22:52:17</dc:date><text:p text:style-name="P62"><text:span text:style-name="T52">Respuesta a Lisset Vera (07/10/2010, 14:27): "Corregir"</text:span></text:p><text:p><text:span text:style-name="T53"/></text:p></office:annotation></text:h>
      <text:p text:style-name="P9"><text:tab/>Este sistema utiliza un conjunto de librerías específicas de Perl, cuyas versiones no se encuentran empaquetadas oficialmente en Debian Lenny. <text:s/>Por esta razón, vamos <office:annotation><dc:creator>Lisset Vera</dc:creator><dc:date>2010-10-07T14:29:49</dc:date><text:p text:style-name="P61"><text:span text:style-name="T51">Cambiar por “vamos a utilizar una herramienta ...”</text:span></text:p></office:annotation><office:annotation><dc:creator>Lilibeth Ramírez</dc:creator><dc:date>2010-10-25T22:52:42</dc:date><text:p text:style-name="P62"><text:span text:style-name="T52">Respuesta a Lisset Vera (07/10/2010, 14:29): "Corregido"</text:span></text:p><text:p><text:span text:style-name="T53"/></text:p></office:annotation>a <text:span text:style-name="T35">utilizar</text:span> una herramienta que nos permite crear un <text:span text:style-name="T35">ambiente</text:span><office:annotation><dc:creator>Lisset Vera</dc:creator><dc:date>2010-10-07T14:30:20</dc:date><text:p text:style-name="P61"><text:span text:style-name="T51">Buscar un sinónimo para la palabra “jaula”</text:span></text:p></office:annotation><office:annotation><dc:creator>Lilibeth Ramírez</dc:creator><dc:date>2010-10-25T22:56:59</dc:date><text:p text:style-name="P62"><text:span text:style-name="T52">Respuesta a Lisset Vera (07/10/2010, 14:30): "Corregido"</text:span></text:p><text:p><text:span text:style-name="T53"/></text:p></office:annotation> controlad<text:span text:style-name="T35">o</text:span> de librerías, <office:annotation><dc:creator>Lisset Vera</dc:creator><dc:date>2010-10-07T14:30:51</dc:date><text:p text:style-name="P61"><text:span text:style-name="T51">Cambiar “que van a “ por “Las cuales van a”</text:span></text:p></office:annotation><text:span text:style-name="T36">las cuales </text:span>van a estar disponibles para uso exclusivo del sistema. </text:p>
      <text:p text:style-name="P9"><text:tab/>Por favor siga los siguientes pasos en su respectivo orden. </text:p>
      <text:p text:style-name="Text_20_body"/>
      <text:h text:style-name="Heading_20_3" text:outline-level="3">Instalar local::lib. </text:h>
      <text:p text:style-name="Codigo">covetel-server:~# cpanp -i local::lib </text:p>
      <text:h text:style-name="Heading_20_3" text:outline-level="3">Descargar el conjunto de librerías de Perl necesarias. </text:h>
      <text:p text:style-name="Codigo">covetel-server:~# cd /opt </text:p>
      <text:p text:style-name="Codigo">covetel-server:/opt# wget <text:a xlink:type="simple" xlink:href="http://www.covetel.com.ve/perl5.tar.gz">http://www.covetel.com.ve/perl5.tar.gz</text:a></text:p>
      <text:h text:style-name="Heading_20_3" text:outline-level="3">Descomprimir las librerías. </text:h>
      <text:p text:style-name="Codigo">covetel-server:/opt# tar -zxvf perl5.tar.gz </text:p>
      <text:h text:style-name="Heading_20_3" text:outline-level="3">Ejecutar local::lib</text:h>
      <text:p text:style-name="Codigo">covetel-server:~# eval $(perl -Mlocal::lib=/opt/perl5)</text:p>
      <text:h text:style-name="Heading_20_3" text:outline-level="3">Probar las dependencias</text:h>
      <text:p text:style-name="Codigo">covetel-server:/opt# cd /opt/CNTI-14-09/CNTI1409/</text:p>
      <text:p text:style-name="Codigo">covetel-server:/opt/CNTI-14-09/CNTI1409# perl Makefile.PL </text:p>
      <text:p text:style-name="Text_20_body"><text:span text:style-name="T12"/></text:p>
      <text:p text:style-name="Text_20_body"><text:span text:style-name="T12"/></text:p>
      <text:p text:style-name="Text_20_body"><text:soft-page-break/><text:span text:style-name="T12"><text:tab/>La ejecución de este script</text:span><text:span text:style-name="T12"><office:annotation><dc:creator>Lisset Vera</dc:creator><dc:date>2010-10-07T14:32:08</dc:date><text:p text:style-name="P61"><text:span text:style-name="T51">Eliminar esta coma (,)</text:span></text:p></office:annotation></text:span><text:span text:style-name="T12"><office:annotation><dc:creator>Lilibeth Ramírez</dc:creator><dc:date>2010-10-25T22:58:29</dc:date><text:p text:style-name="P62"><text:span text:style-name="T52">Respuesta a Lisset Vera (07/10/2010, 14:32): "Corregir"</text:span></text:p><text:p><text:span text:style-name="T53"/></text:p></office:annotation></text:span><text:span text:style-name="T12"> va a </text:span><text:span text:style-name="T12"><office:annotation><dc:creator>Lisset Vera</dc:creator><dc:date>2010-10-07T14:31:45</dc:date><text:p text:style-name="P61"><text:span text:style-name="T51">Cambiar “chequear” por “revisar”</text:span></text:p></office:annotation></text:span><text:span text:style-name="T12"><office:annotation><dc:creator>Lilibeth Ramírez</dc:creator><dc:date>2010-10-25T22:58:49</dc:date><text:p text:style-name="P62"><text:span text:style-name="T52">Respuesta a Lisset Vera (07/10/2010, 14:31): "Corregido</text:span></text:p><text:p><text:span text:style-name="T53"/></text:p></office:annotation></text:span><text:span text:style-name="T17">revisar</text:span><text:span text:style-name="T12"> cada una de las dependencias, es importante que en cada una de las dependencias aparezca la palabra </text:span><text:span text:style-name="T16">loaded.</text:span><text:span text:style-name="T12"> La salida de este script </text:span><text:span text:style-name="T12"><office:annotation><dc:creator>Lisset Vera</dc:creator><dc:date>2010-10-07T14:32:27</dc:date><text:p text:style-name="P61"><text:span text:style-name="T51">Eliminar esta coma (,)</text:span></text:p></office:annotation></text:span><text:span text:style-name="T12"><office:annotation><dc:creator>Lilibeth Ramírez</dc:creator><dc:date>2010-10-25T22:59:03</dc:date><text:p text:style-name="P62"><text:span text:style-name="T52">Respuesta a Lisset Vera (07/10/2010, 14:32): "Corregido"</text:span></text:p><text:p><text:span text:style-name="T53"/></text:p></office:annotation></text:span><text:span text:style-name="T12"> debe ser exactamente igual al siguiente cuadro. </text:span></text:p>
      <text:p text:style-name="P12"/>
      <text:p text:style-name="P18">include /opt/CNTI-14-09/CNTI1409/inc/Module/Install.pm </text:p>
      <text:p text:style-name="P19">include inc/Module/Install/Metadata.pm </text:p>
      <text:p text:style-name="P19">include inc/Module/Install/Base.pm </text:p>
      <text:p text:style-name="P19">Cannot determine perl version info from lib/CNTI1409.pm </text:p>
      <text:p text:style-name="P19">include inc/Module/Install/Scripts.pm </text:p>
      <text:p text:style-name="P19">include inc/Module/Install/Makefile.pm </text:p>
      <text:p text:style-name="P19">include inc/Module/Install/AutoInstall.pm </text:p>
      <text:p text:style-name="P19">include inc/Module/Install/Include.pm </text:p>
      <text:p text:style-name="P19">include inc/Module/AutoInstall.pm </text:p>
      <text:p text:style-name="P19">*** Module::AutoInstall version 1.03 </text:p>
      <text:p text:style-name="P19">*** Checking for Perl dependencies... </text:p>
      <text:p text:style-name="P19">[Core Features] </text:p>
      <text:p text:style-name="P19">- Test::More <text:s text:c="32"/>...loaded. (0.94 &gt;= 0.88) </text:p>
      <text:p text:style-name="P19">- AutoLoader <text:s text:c="32"/>...loaded. (5.63) </text:p>
      <text:p text:style-name="P19">- XML::Parser <text:s text:c="31"/>...loaded. (2.36) </text:p>
      <text:p text:style-name="P19">- Catalyst::Runtime <text:s text:c="25"/>...loaded. (5.8002 &gt;= 5.80020) </text:p>
      <text:p text:style-name="P19">- Catalyst::Action::RenderView <text:s text:c="14"/>...loaded. (0.14 &gt;= 0.14) </text:p>
      <text:p text:style-name="P19">- Catalyst::Plugin::ConfigLoader <text:s text:c="12"/>...loaded. (0.27 &gt;= 0.27) </text:p>
      <text:p text:style-name="P19">- Catalyst::Plugin::Static::Simple <text:s text:c="10"/>...loaded. (0.29 &gt;= 0.29) </text:p>
      <text:p text:style-name="P19">- Catalyst::Plugin::Authentication <text:s text:c="10"/>...loaded. (0.10016 &gt;= 0.10016) </text:p>
      <text:p text:style-name="P19">- Catalyst::Plugin::Unicode::Encoding <text:s text:c="7"/>...loaded. (0.8 &gt;= 0.8) </text:p>
      <text:p text:style-name="P19">- Catalyst::Plugin::Session <text:s text:c="17"/>...loaded. (0.29 &gt;= 0.29) </text:p>
      <text:p text:style-name="P19">- Catalyst::Plugin::Session::Store::FastMmap ...loaded. (0.13 &gt;= 0.13) </text:p>
      <text:p text:style-name="P19">- Catalyst::Plugin::Session::State::Cookie <text:s text:c="2"/>...loaded. (0.17 &gt;= 0.17) </text:p>
      <text:p text:style-name="P19">- Catalyst::Plugin::Breadcrumbs <text:s text:c="13"/>...loaded. (3 &gt;= 3) </text:p>
      <text:p text:style-name="P19">- Catalyst::Plugin::StackTrace <text:s text:c="14"/>...loaded. (0.11 &gt;= 0.11) </text:p>
      <text:p text:style-name="P19">- Catalyst::Controller::REST <text:s text:c="16"/>...loaded. (0.83 &gt;= 0.83) </text:p>
      <text:p text:style-name="P19">- Catalyst::Controller::HTML::FormFu <text:s text:c="8"/>...loaded. (0.06001 &gt;= 0.06001) </text:p>
      <text:p text:style-name="P19">- Catalyst::Plugin::Authentication <text:s text:c="10"/>...loaded. (0.10016 &gt;= 0.10016) </text:p>
      <text:p text:style-name="P19">- Catalyst::Authentication::Store::LDAP <text:s text:c="5"/>...loaded. (1.006 &gt;= 1.006) </text:p>
      <text:p text:style-name="P19">- Catalyst::Plugin::Authorization::Roles <text:s text:c="4"/>...loaded. (0.08 &gt;= 0.08) </text:p>
      <text:p text:style-name="P19">- Catalyst::Model::LDAP <text:s text:c="21"/>...loaded. (0.17 &gt;= 0.17) </text:p>
      <text:p text:style-name="P19"><text:soft-page-break/>- Catalyst::Model::DBIC::Schema <text:s text:c="13"/>...loaded. (0.4 &gt;= 0.40) </text:p>
      <text:p text:style-name="P19">- Catalyst::View::TT <text:s text:c="24"/>...loaded. (0.31 &gt;= 0.31) </text:p>
      <text:p text:style-name="P19">- DBIx::Class <text:s text:c="31"/>...loaded. (0.08118 &gt;= 0.08118) </text:p>
      <text:p text:style-name="P19">- Moose <text:s text:c="37"/>...loaded. (0.98 &gt;= 0.98) </text:p>
      <text:p text:style-name="P19">- Moose::Role <text:s text:c="31"/>...loaded. (0.98 &gt;= 0.98) </text:p>
      <text:p text:style-name="P19">- namespace::autoclean <text:s text:c="22"/>...loaded. (0.09 &gt;= 0.09) </text:p>
      <text:p text:style-name="P19">- Config::General <text:s text:c="27"/>...loaded. (2.44 &gt;= 2.44) </text:p>
      <text:p text:style-name="P19">- common::sense <text:s text:c="29"/>...loaded. (3.0 &gt;= 3.0) </text:p>
      <text:p text:style-name="P19">- Config::Any::YAML <text:s text:c="25"/>...loaded. (0) </text:p>
      <text:p text:style-name="P19">- Data::Dumper <text:s text:c="30"/>...loaded. (2.121_14 &gt;= 2.121_14) </text:p>
      <text:p text:style-name="P19">- DateTime <text:s text:c="34"/>...loaded. (0.53 &gt;= 0.53) </text:p>
      <text:p text:style-name="P19">- Digest::MD5 <text:s text:c="31"/>...loaded. (2.36_01) </text:p>
      <text:p text:style-name="P19">- Encode <text:s text:c="36"/>...loaded. (2.23 &gt;= 2.23) </text:p>
      <text:p text:style-name="P19">- File::MMagic <text:s text:c="30"/>...loaded. (1.27 &gt;= 1.27) </text:p>
      <text:p text:style-name="P19">- HTML::TreeBuilder <text:s text:c="25"/>...loaded. (3.23 &gt;= 3.23) </text:p>
      <text:p text:style-name="P19">- JSON::XS <text:s text:c="34"/>...loaded. (2.27 &gt;= 2.27) </text:p>
      <text:p text:style-name="P19">- lib <text:s text:c="39"/>...loaded. (0.5565 &gt;= 0.5565) </text:p>
      <text:p text:style-name="P19">- POSIX <text:s text:c="37"/>...loaded. (1.13 &gt;= 1.13) </text:p>
      <text:p text:style-name="P19">- Try::Tiny <text:s text:c="33"/>...loaded. (0.04 &gt;= 0.04) </text:p>
      <text:p text:style-name="P19">- URI <text:s text:c="39"/>...loaded. (1.52 &gt;= 1.52) </text:p>
      <text:p text:style-name="P19">- utf8 <text:s text:c="38"/>...loaded. (1.07 &gt;= 1.07) </text:p>
      <text:p text:style-name="P19">- WebService::Validator::CSS::W3C <text:s text:c="11"/>...loaded. (0.2 &gt;= 0.2) </text:p>
      <text:p text:style-name="P19">- WebService::Validator::HTML::W3C <text:s text:c="10"/>...loaded. (0.26 &gt;= 0.26) </text:p>
      <text:p text:style-name="P19">- WWW::Mechanize <text:s text:c="28"/>...loaded. (1.60 &gt;= 1.60) </text:p>
      <text:p text:style-name="P19">- WWW::Mechanize::Cached <text:s text:c="20"/>...loaded. (1.35 &gt;= 1.35) </text:p>
      <text:p text:style-name="P19">- XML::LibXML <text:s text:c="31"/>...loaded. (1.70 &gt;= 1.70) </text:p>
      <text:p text:style-name="P19">- HTML::FormFu <text:s text:c="30"/>...loaded. (0.06001 &gt;= 0.06001) </text:p>
      <text:p text:style-name="P19">- HTML::FormFu::Model::DBIC <text:s text:c="17"/>...loaded. (0.06 &gt;= 0.06000) </text:p>
      <text:p text:style-name="P19">- HTML::FormFu::Validator <text:s text:c="19"/>...loaded. (0) </text:p>
      <text:p text:style-name="P19">- DBD::Pg <text:s text:c="35"/>...loaded. (2.16.1) </text:p>
      <text:p text:style-name="P19">- DateTime::Format::Pg <text:s text:c="22"/>...loaded. (0.16004 &gt;= 0.16004) </text:p>
      <text:p text:style-name="P19">- Sub::Uplevel <text:s text:c="30"/>...loaded. (0.22 &gt;= 0.22) </text:p>
      <text:p text:style-name="P19"><text:soft-page-break/>- CSS::Tiny <text:s text:c="33"/>...loaded. (1.15 &gt;= 1.15) </text:p>
      <text:p text:style-name="P19">- Template::Latex <text:s text:c="27"/>...loaded. (3.0001 &gt;= 3.0001) </text:p>
      <text:p text:style-name="P19">- LaTeX::Encode <text:s text:c="29"/>...loaded. (0.03 &gt;= 0.03) </text:p>
      <text:p text:style-name="P19">*** Module::AutoInstall configuration finished. </text:p>
      <text:p text:style-name="P19">include inc/Module/Install/WriteAll.pm </text:p>
      <text:p text:style-name="P19">include inc/Module/Install/Win32.pm </text:p>
      <text:p text:style-name="P19">include inc/Module/Install/Can.pm </text:p>
      <text:p text:style-name="P19">include inc/Module/Install/Fetch.pm </text:p>
      <text:p text:style-name="P19">Writing Makefile for CNTI1409 </text:p>
      <text:p text:style-name="P19">Writing META.yml</text:p>
      <text:p text:style-name="P17"/>
      <text:h text:style-name="P52" text:outline-level="1">Configuración de la Base de Datos <office:annotation><dc:creator>Lisset Vera</dc:creator><dc:date>2010-10-07T14:41:40</dc:date><text:p text:style-name="P61"><text:span text:style-name="T51">Los títulos no deben llevar <text:s/>punto y final tomar esto en cuenta para los títulos de esta página</text:span></text:p></office:annotation><office:annotation><dc:creator>Lilibeth Ramírez</dc:creator><dc:date>2010-10-25T22:59:37</dc:date><text:p text:style-name="P62"><text:span text:style-name="T52">Respuesta a Lisset Vera (07/10/2010, 14:41): "Corregido"</text:span></text:p><text:p><text:span text:style-name="T53"/></text:p></office:annotation></text:h>
      <text:h text:style-name="Heading_20_2" text:outline-level="2">Instalar el servidor de base de datos</text:h>
      <text:p text:style-name="Text_20_body"><text:tab/>Recuerde que este paso debe hacerlo <office:annotation><dc:creator>Lisset Vera</dc:creator><dc:date>2010-10-07T14:55:55</dc:date><text:p text:style-name="P61"><text:span text:style-name="T55"><text:s/></text:span><text:span text:style-name="T55">Cambiar esta redacción por: “... este paso debe hacerlo autenticado como usuario root”</text:span></text:p></office:annotation><office:annotation><dc:creator>Lilibeth Ramírez</dc:creator><dc:date>2010-10-25T23:00:20</dc:date><text:p text:style-name="P62"><text:span text:style-name="T52">Respuesta a Lisset Vera (07/10/2010, 14:55): "Corregido"</text:span></text:p><text:p><text:span text:style-name="T53"/></text:p></office:annotation><text:span text:style-name="T37">autenticado </text:span>como usuario root. </text:p>
      <text:p text:style-name="Text_20_body"/>
      <text:p text:style-name="Codigo"># aptitude install postgresql-8.3</text:p>
      <text:p text:style-name="Text_20_body"/>
      <text:h text:style-name="Heading_20_2" text:outline-level="2">Configuración del servidor de base de datos. </text:h>
      <text:h text:style-name="Heading_20_3" text:outline-level="3">Verifique que el servidor esta escuchando en todas las interfaces.</text:h>
      <text:p text:style-name="P9"><text:tab/>Usualmente es común tener la base de datos en un servidor separado del servidor de la aplicación, en este caso, si usted no cuenta con un servidor PostgreSQL correctamente configurado, debe indicarle que <text:span text:style-name="T37">cheque</text:span><office:annotation><dc:creator>Lisset Vera</dc:creator><dc:date>2010-10-07T14:57:27</dc:date><text:p text:style-name="P61"><text:span text:style-name="T51">Cambiar la palabra escuche y escucha, usar una palabra más técnica</text:span></text:p></office:annotation><office:annotation><dc:creator>Lilibeth Ramírez</dc:creator><dc:date>2010-10-25T23:03:37</dc:date><text:p text:style-name="P62"><text:span text:style-name="T52">Respuesta a Lisset Vera (07/10/2010, 14:57): "Corregido"</text:span></text:p><text:p><text:span text:style-name="T53"/></text:p></office:annotation> en las demás interfaces de red, ya que por defecto, solo escucha en localhost. </text:p>
      <text:p text:style-name="Text_20_body"/>
      <text:p text:style-name="Codigo"># grep "listen_address" /etc/postgresql/8.3/main/postgresql.conf</text:p>
      <text:p text:style-name="P9"><text:tab/>Si el resultado <text:span text:style-name="T37">es similar al siguiente comando</text:span><office:annotation><dc:creator>Lisset Vera</dc:creator><dc:date>2010-10-07T15:03:21</dc:date><text:p text:style-name="P61"><text:span text:style-name="T51">Cambiar por “el resultado es similar a la siguiente línea de comando”</text:span></text:p></office:annotation><office:annotation><dc:creator>Lilibeth Ramírez</dc:creator><dc:date>2010-10-25T23:04:18</dc:date><text:p text:style-name="P62"><text:span text:style-name="T52">Respuesta a Lisset Vera (07/10/2010, 15:03): "Corregido"</text:span></text:p><text:p><text:span text:style-name="T53"/></text:p></office:annotation>: </text:p>
      <text:p text:style-name="P58">listen_addresses = '*'</text:p>
      <text:p text:style-name="P32"><text:tab/><text:span text:style-name="T38">Se ha conseguido el objetivo deseado</text:span><office:annotation><dc:creator>Lisset Vera</dc:creator><dc:date>2010-10-07T15:44:38</dc:date><text:p text:style-name="P61"><text:span text:style-name="T51">Cambiar el “entonces vamos bien” por algo más técnico</text:span></text:p></office:annotation><office:annotation><dc:creator>Lilibeth Ramírez</dc:creator><dc:date>2010-10-25T23:06:16</dc:date><text:p text:style-name="P62"><text:span text:style-name="T52">Respuesta a Lisset Vera (07/10/2010, 15:44): "Corregido"</text:span></text:p><text:p><text:span text:style-name="T53"/></text:p></office:annotation>, de lo contrario, por favor abra este archivo con un editor de textos y busque el parámetro, que usualmente se encuentra comentado y en la l<text:span text:style-name="T38">í</text:span><office:annotation><dc:creator>Lisset Vera</dc:creator><dc:date>2010-10-07T15:45:06</dc:date><text:p text:style-name="P61"><text:span text:style-name="T51">Línea lleva acento ortográfico en la letra “i”</text:span></text:p></office:annotation><office:annotation><dc:creator>Lilibeth Ramírez</dc:creator><dc:date>2010-10-25T23:06:33</dc:date><text:p text:style-name="P62"><text:span text:style-name="T52">Respuesta a Lisset Vera (07/10/2010, 15:45): "Correcto"</text:span></text:p><text:p><text:span text:style-name="T53"/></text:p></office:annotation>nea 56, y edite esto para que se parezca al valor esperado. En el siguiente bloque de código puede ver un ejemplo de como puede editar este archivo. </text:p>
      <text:p text:style-name="Codigo">vim /etc/postgresql/8.3/main/postgresql.conf</text:p>
      <text:p text:style-name="Text_20_body"/>
      <text:h text:style-name="Heading_20_3" text:outline-level="3"><text:soft-page-break/>Reinicie el servidor</text:h>
      <text:p text:style-name="Codigo"># invoke-rc.d postgresql-8.3 restart </text:p>
      <text:h text:style-name="Heading_20_3" text:outline-level="3">Permitir que el usuario admin se autentique. </text:h>
      <text:p text:style-name="P33"><text:tab/>Para hacer esta tarea, <text:span text:style-name="T39">se recomienda que</text:span><office:annotation><dc:creator>Lisset Vera</dc:creator><dc:date>2010-10-07T15:46:36</dc:date><text:p text:style-name="P61"><text:span text:style-name="T51">Cuando se escribe deberá se esta diciendo que es obligatorio, sin embargo posteriormente se contradicen cuando dicen que no es indispensable. Por favor mejorar redacción.</text:span></text:p><text:p text:style-name="P61"><text:span text:style-name="T51"/></text:p><text:p text:style-name="P61"><text:span text:style-name="T51">Si no es obligatorio comiencen diciendo que : “Se recomienda que se conozca la dirección IP del servidor en donde está corriendo el sistema, debido a que el punto de vista de seguridad ...”</text:span></text:p></office:annotation><office:annotation><dc:creator>Lilibeth Ramírez</dc:creator><dc:date>2010-10-25T23:09:26</dc:date><text:p text:style-name="P62"><text:span text:style-name="T52">Respuesta a Lisset Vera (07/10/2010, 15:46): "Corregido"</text:span></text:p><text:p><text:span text:style-name="T53"/></text:p></office:annotation> cono<text:span text:style-name="T39">zca</text:span> <text:span text:style-name="T39">l</text:span>a dirección IP del servidor en donde est<text:span text:style-name="T39">á</text:span><office:annotation><dc:creator>Lisset Vera</dc:creator><dc:date>2010-10-07T15:45:44</dc:date><text:p text:style-name="P61"><text:span text:style-name="T51">Está lleva acento ortográfico en la letra “á”</text:span></text:p></office:annotation><office:annotation><dc:creator>Lilibeth Ramírez</dc:creator><dc:date>2010-10-25T23:09:32</dc:date><text:p text:style-name="P62"><text:span text:style-name="T52">Respuesta a Lisset Vera (07/10/2010, 15:45): "Corregido"</text:span></text:p><text:p><text:span text:style-name="T53"/></text:p></office:annotation> corriendo el sistem<text:span text:style-name="T39">a,</text:span> nuestra recomendación desde el punto de vista de seguridad, es que solo permita conexiones a la base de datos, del usuario y el servidor en donde esta corriendo el sistema. </text:p>
      <text:p text:style-name="P9"/>
      <text:p text:style-name="P9"><text:tab/><office:annotation><dc:creator>Lisset Vera</dc:creator><dc:date>2010-10-07T15:50:29</dc:date><text:p text:style-name="P61"><text:span text:style-name="T51">Cambiar por “Posteriormente, debe editar nuevamente ...”</text:span></text:p></office:annotation><office:annotation><dc:creator>Lilibeth Ramírez</dc:creator><dc:date>2010-10-25T23:10:52</dc:date><text:p text:style-name="P62"><text:span text:style-name="T52">Respuesta a Lisset Vera (07/10/2010, 15:50): "Corregido"</text:span></text:p><text:p><text:span text:style-name="T53"/></text:p></office:annotation><text:span text:style-name="T40">Posteriormente debe editar nuevamente debe</text:span> editar nuevamente un archivo de configuración de Postgres, en donde se definen las reglas básicas de conexión y autorización al servidor. </text:p>
      <text:p text:style-name="Text_20_body"/>
      <text:h text:style-name="Heading_20_4" text:outline-level="4">Editar el archivo /etc/postgresql/8.3/main/pg_hba.conf<office:annotation><dc:creator>Lisset Vera</dc:creator><dc:date>2010-10-07T15:53:14</dc:date><text:p text:style-name="P61"><text:span text:style-name="T55">Acomodar el esquema debido a que debería se consecutivo es decir debería ser 6.2.3.1 y así sucesivamente.</text:span></text:p></office:annotation><office:annotation><dc:creator>Lilibeth Ramírez</dc:creator><dc:date>2010-10-26T00:17:52</dc:date><text:p text:style-name="P62"><text:span text:style-name="T52">Respuesta a Lisset Vera (07/10/2010, 15:53): "Corregido"</text:span></text:p><text:p><text:span text:style-name="T53"/></text:p></office:annotation></text:h>
      <text:p text:style-name="Codigo"># vim /etc/postgresql/8.3/main/pg_hba.conf </text:p>
      <text:h text:style-name="Heading_20_4" text:outline-level="4">Agregar la siguiente entrada, preferiblemente al final del archivo <office:annotation><dc:creator>Lisset Vera</dc:creator><dc:date>2010-10-07T15:51:06</dc:date><text:p text:style-name="P61"><text:span text:style-name="T51">Los títulos no deben llevar punto y final, tomar en cuenta para los posteriores subtítulos.</text:span></text:p><text:p text:style-name="P61"><text:span text:style-name="T51"/></text:p></office:annotation><office:annotation><dc:creator>Lilibeth Ramírez</dc:creator><dc:date>2010-10-26T00:18:09</dc:date><text:p text:style-name="P62"><text:span text:style-name="T52">Respuesta a Lisset Vera (07/10/2010, 15:51): "Corregido"</text:span></text:p><text:p><text:span text:style-name="T53"/></text:p></office:annotation></text:h>
      <text:p text:style-name="Codigo">host <text:s text:c="3"/>validador <text:s text:c="2"/>admin <text:s text:c="6"/>192.168.1.129/32 <text:s text:c="7"/>md5</text:p>
      <text:h text:style-name="Heading_20_4" text:outline-level="4">Acerca de los valores. </text:h>
      <text:p text:style-name="P9"><text:tab/>Por defecto, la base de datos se llama <text:span text:style-name="T11">validador, </text:span><text:span text:style-name="T3">el usuario de la base de datos se llama</text:span><text:span text:style-name="T11"> admin </text:span><text:span text:style-name="T3">y la dirección IP que ve en el ejemplo </text:span><text:span text:style-name="T6">es</text:span><text:span text:style-name="T3"> </text:span><text:span text:style-name="T3"><office:annotation><dc:creator>Lisset Vera</dc:creator><dc:date>2010-10-07T15:58:42</dc:date><text:p text:style-name="P61"><text:span text:style-name="T51">Incluir la palabra “es” después de la palabra “ejemplo”.</text:span></text:p><text:p text:style-name="P61"><text:span text:style-name="T51"/></text:p><text:p><text:span text:style-name="T51">eliminar”es la dirección IP de la máquina que estoy usando para escribir este manual” luego punto y seguido “el único valor que deberá cambiar es esta dirección IP, colocando la dirección IP del ...”</text:span></text:p></office:annotation></text:span><text:span text:style-name="T3"><office:annotation><dc:creator>Lilibeth Ramírez</dc:creator><dc:date>2010-10-26T00:18:26</dc:date><text:p text:style-name="P62"><text:span text:style-name="T52">Respuesta a Lisset Vera (07/10/2010, 15:58): "Corregido"</text:span></text:p><text:p><text:span text:style-name="T53"/></text:p></office:annotation></text:span><text:span text:style-name="T11">192.168.1.129/32</text:span><text:span text:style-name="T3">, es la dirección IP de la máquina que estoy usando para escribir este manual, el único valor que estrictamente debería cambiar es este último, en lugar de esta dirección IP, usted debe colocar la dirección IP del servidor que uso para instalar el sistema. </text:span></text:p>
      <text:p text:style-name="P40"/>
      <text:p text:style-name="P9"><text:span text:style-name="T3"><text:tab/></text:span><text:span text:style-name="T3"><office:annotation><dc:creator>Lisset Vera</dc:creator><dc:date>2010-10-07T16:37:59</dc:date><text:p text:style-name="P61"><text:span text:style-name="T51">Por favor corregir la redacción de este párrafo, colocar la redacción más técnica y menos coloquial</text:span></text:p></office:annotation></text:span><text:span text:style-name="T3">Usted </text:span><text:span text:style-name="T6">tiene la</text:span><text:span text:style-name="T3"> libe</text:span><text:span text:style-name="T6">rtad</text:span><text:span text:style-name="T3"> de cambiar los valores por defecto de conexión a la base de datos, siempre y cuando </text:span><text:span text:style-name="T6">tenga los conocimientos mínimos necesarios para hacerlo</text:span><text:span text:style-name="T3">. <text:s/></text:span><text:span text:style-name="T6">R</text:span><text:span text:style-name="T3">ecuerde </text:span><text:span text:style-name="T6">recapitular</text:span><text:span text:style-name="T3"> los pasos que se encuentran en la sección de configuración de la </text:span><text:soft-page-break/><text:span text:style-name="T3">aplicación, relacionado con el archivo </text:span><text:span text:style-name="T11">configuracion.yml, </text:span><text:span text:style-name="T6">en caso de que requiera hacer el cambio y p</text:span><text:span text:style-name="T3">osteriormente, no olvide reiniciar el servicio postgresql-8.3. </text:span></text:p>
      <text:p text:style-name="P9"><text:span text:style-name="T3"/></text:p>
      <text:h text:style-name="P47" text:outline-level="2">Crear la base de datos <office:annotation><dc:creator>Lisset Vera</dc:creator><dc:date>2010-10-07T16:37:27</dc:date><text:p text:style-name="P61"><text:span text:style-name="T51">Los títulos no deben llevar punto y final</text:span></text:p></office:annotation><office:annotation><dc:creator>Lilibeth Ramírez</dc:creator><dc:date>2010-10-26T00:20:47</dc:date><text:p text:style-name="P62"><text:span text:style-name="T52">Respuesta a Lisset Vera (07/10/2010, 16:37): "Corregido"</text:span></text:p><text:p><text:span text:style-name="T53"/></text:p></office:annotation></text:h>
      <text:h text:style-name="P49" text:outline-level="3">Iniciar sesión con el usuario postgres</text:h>
      <text:p text:style-name="Codigo"># su – postgres</text:p>
      <text:p text:style-name="Text_20_body"/>
      <text:h text:style-name="Heading_20_3" text:outline-level="3">Crear el usuario</text:h>
      <text:p text:style-name="Text_20_body"><text:tab/>Recuerde que en este manual, <office:annotation><dc:creator>Lisset Vera</dc:creator><dc:date>2010-10-07T16:39:18</dc:date><text:p text:style-name="P61"><text:span text:style-name="T51">Cambiar “estoy usando” por “se esta utilizando los valores por defecto...”</text:span></text:p></office:annotation><office:annotation><dc:creator>Lilibeth Ramírez</dc:creator><dc:date>2010-10-26T00:21:47</dc:date><text:p text:style-name="P62"><text:span text:style-name="T52">Respuesta a Lisset Vera (07/10/2010, 16:39): "Corregido"</text:span></text:p><text:p><text:span text:style-name="T53"/></text:p></office:annotation><text:span text:style-name="T41">se esta utilizado</text:span> valores por defecto, si usted ha decidido cambiar esto, use sus valores en lugar de <text:span text:style-name="T41">é</text:span><office:annotation><dc:creator>Lisset Vera</dc:creator><dc:date>2010-10-07T16:39:52</dc:date><text:p text:style-name="P61"><text:span text:style-name="T51">Éstos lleva acento en la letra “e”</text:span></text:p></office:annotation><office:annotation><dc:creator>Lilibeth Ramírez</dc:creator><dc:date>2010-10-26T00:22:00</dc:date><text:p text:style-name="P62"><text:span text:style-name="T52">Respuesta a Lisset Vera (07/10/2010, 16:39): "Corregido"</text:span></text:p><text:p><text:span text:style-name="T53"/></text:p></office:annotation>stos. </text:p>
      <text:p text:style-name="Codigo">$ createuser -P admin</text:p>
      <text:p text:style-name="Codigo">Ingrese la contraseña para el nuevo rol:</text:p>
      <text:p text:style-name="Codigo">¿Será el nuevo rol un superusuario? (s/n) n </text:p>
      <text:p text:style-name="Codigo">¿Debe permitírsele al rol la creación de bases de datos? (s/n) s </text:p>
      <text:p text:style-name="Codigo">¿Debe permitírsele al rol la creación de otros roles? (s/n) n </text:p>
      <text:p text:style-name="Text_20_body"/>
      <text:h text:style-name="Heading_20_3" text:outline-level="3">Crear la base de datos <office:annotation><dc:creator>Lisset Vera</dc:creator><dc:date>2010-10-07T16:40:20</dc:date><text:p text:style-name="P61"><text:span text:style-name="T51">Los títulos no deben llevar punto y final</text:span></text:p></office:annotation><office:annotation><dc:creator>Lilibeth Ramírez</dc:creator><dc:date>2010-10-26T00:22:31</dc:date><text:p text:style-name="P62"><text:span text:style-name="T52">Respuesta a Lisset Vera (07/10/2010, 16:40): "Corregido"</text:span></text:p><text:p><text:span text:style-name="T53"/></text:p></office:annotation></text:h>
      <text:p text:style-name="P9"><text:tab/><text:span text:style-name="T41">R</text:span>ecuerd<text:span text:style-name="T41">e</text:span> <text:span text:style-name="T41">siempre</text:span><office:annotation><dc:creator>Lisset Vera</dc:creator><dc:date>2010-10-07T16:40:42</dc:date><text:p text:style-name="P61"><text:span text:style-name="T51">Por favor redactar este párrafo de manera más técnica y menos coloquial</text:span></text:p></office:annotation><office:annotation><dc:creator>Lilibeth Ramírez</dc:creator><dc:date>2010-10-26T00:24:04</dc:date><text:p text:style-name="P62"><text:span text:style-name="T52">Respuesta a Lisset Vera (07/10/2010, 16:40): "Corregido"</text:span></text:p><text:p><text:span text:style-name="T53"/></text:p></office:annotation> <text:span text:style-name="T41">tener presente</text:span> los valores por defecto <text:span text:style-name="T41">del archivo que desee <text:s/>editar.</text:span> <text:span text:style-name="T41">E</text:span>l siguiente comando sirve para crear una base de datos llamada <text:span text:style-name="T11">validador</text:span>, que pertenece al usuario <text:span text:style-name="T11">admin</text:span>. </text:p>
      <text:p text:style-name="Codigo">$ createdb validador -O admin</text:p>
      <text:p text:style-name="Codigo"/>
      <text:p text:style-name="Codigo">$ exit</text:p>
      <text:p text:style-name="Text_20_body"/>
      <text:h text:style-name="P50" text:outline-level="3">Cargar la base de datos <office:annotation><dc:creator>Lisset Vera</dc:creator><dc:date>2010-10-07T16:41:08</dc:date><text:p text:style-name="P61"><text:span text:style-name="T55">Los títulos no deben llevar punto y final</text:span></text:p></office:annotation><office:annotation><dc:creator>Lilibeth Ramírez</dc:creator><dc:date>2010-10-26T00:24:27</dc:date><text:p text:style-name="P62"><text:span text:style-name="T52">Respuesta a Lisset Vera (07/10/2010, 16:41): "Corregido"</text:span></text:p><text:p><text:span text:style-name="T53"/></text:p></office:annotation></text:h>
      <text:p text:style-name="Text_20_body"><text:tab/>Existe un script SQL para la creación de la base de datos<office:annotation><dc:creator>Lisset Vera</dc:creator><dc:date>2010-10-07T16:41:29</dc:date><text:p text:style-name="P61"><text:span text:style-name="T51">Eliminar la coma (,) y colocar la palabra “que”</text:span></text:p></office:annotation><office:annotation><dc:creator>Lilibeth Ramírez</dc:creator><dc:date>2010-10-26T00:24:46</dc:date><text:p text:style-name="P62"><text:span text:style-name="T52">Respuesta a Lisset Vera (07/10/2010, 16:41): "Corregido"</text:span></text:p><text:p><text:span text:style-name="T53"/></text:p></office:annotation> se encuentra en la carpeta BD, dentro de la carpeta principal del proyecto. </text:p>
      <text:h text:style-name="Heading_20_4" text:outline-level="4">Entramos a la carpeta CNTI-14-09/BD </text:h>
      <text:p text:style-name="Codigo">covetel-server:~# cd /opt/CNTI-14-09/BD/</text:p>
      <text:h text:style-name="Heading_20_4" text:outline-level="4">Cargamos validador.sql usando psql. </text:h>
      <text:p text:style-name="Codigo"># psql -U admin -h localhost validador &lt; validador.sql</text:p>
      <text:p text:style-name="Text_20_body"/>
      <text:h text:style-name="P52" text:outline-level="1">Configuración de OpenLDAP<office:annotation><dc:creator>Lisset Vera</dc:creator><dc:date>2010-10-07T16:42:29</dc:date><text:p text:style-name="P61"><text:span text:style-name="T55">Los títulos no </text:span></text:p><text:p text:style-name="P61"><text:span text:style-name="T55">Tomar en cuenta esta observación para el resto de los títulos de esta página</text:span></text:p></office:annotation><office:annotation><dc:creator>Lilibeth Ramírez</dc:creator><dc:date>2010-10-26T00:25:12</dc:date><text:p text:style-name="P62"><text:span text:style-name="T52">Respuesta a Lisset Vera (07/10/2010, 16:42): "Corregido"</text:span></text:p><text:p><text:span text:style-name="T53"/></text:p></office:annotation></text:h>
      <text:p text:style-name="P9"><text:tab/><office:annotation><dc:creator>Lisset Vera</dc:creator><dc:date>2010-10-07T16:43:59</dc:date><text:p text:style-name="P61"><text:span text:style-name="T51">Si se le va a colocar una sangría de 1cm, cuando las normas UPEL dicen que son 0,5 se coloca en todos los apartados no en éste solamente. Por favor Arreglar el resto del documento</text:span></text:p></office:annotation><office:annotation><dc:creator>Lilibeth Ramírez</dc:creator><dc:date>2010-10-26T00:28:25</dc:date><text:p text:style-name="P62"><text:span text:style-name="T52">Respuesta a Lisset Vera (07/10/2010, 16:43): "Corregido"</text:span></text:p><text:p><text:span text:style-name="T53"/></text:p></office:annotation>El sistema busca la información de usuarios y roles,<office:annotation><dc:creator>Lisset Vera</dc:creator><dc:date>2010-10-07T16:45:53</dc:date><text:p text:style-name="P61"><text:span text:style-name="T51">Eliminar coma (,)</text:span></text:p></office:annotation><office:annotation><dc:creator>Lilibeth Ramírez</dc:creator><dc:date>2010-10-26T00:28:40</dc:date><text:p text:style-name="P62"><text:span text:style-name="T52">Respuesta a Lisset Vera (07/10/2010, 16:45): "Corregido"</text:span></text:p><text:p><text:span text:style-name="T53"/></text:p></office:annotation> en una rama espec<text:span text:style-name="T42">í</text:span><office:annotation><dc:creator>Lisset Vera</dc:creator><dc:date>2010-10-07T16:47:34</dc:date><text:p text:style-name="P61"><text:span text:style-name="T51">Específica lleva acento ortográfico en la letra “i”</text:span></text:p></office:annotation><office:annotation><dc:creator>Lilibeth Ramírez</dc:creator><dc:date>2010-10-26T00:29:25</dc:date><text:p text:style-name="P62"><text:span text:style-name="T52">Respuesta a Lisset Vera (07/10/2010, 16:47): "Corregido"</text:span></text:p><text:p><text:span text:style-name="T53"/></text:p></office:annotation>fica de LDAP, usted es libre de alterar la configuración por defecto relacionada con la conexión a LDAP y la forma en la que se organizan las ramas <text:span text:style-name="T43">inclusive, </text:span><office:annotation><dc:creator>Lisset Vera</dc:creator><dc:date>2010-10-07T16:48:26</dc:date><text:p text:style-name="P61"><text:span text:style-name="T51">Cambiar el “y” por “ inclusive, la información”</text:span></text:p></office:annotation><office:annotation><dc:creator>Lilibeth Ramírez</dc:creator><dc:date>2010-10-26T00:30:13</dc:date><text:p text:style-name="P62"><text:span text:style-name="T52">Respuesta a Lisset Vera (07/10/2010, 16:48): "Corregido"</text:span></text:p><text:p><text:span text:style-name="T53"/></text:p></office:annotation>la información contenida en ellas, pero debe estar seguro de cada paso que realiza y el impacto que esto puede tener en el sistema. </text:p>
      <text:p text:style-name="P9"/>
      <text:p text:style-name="P9"><text:tab/>Le suministramos una serie de recursos, con la intensión de que la configuración inicial y puesta en marcha desde cero del servidor LDAP sea lo mas fácil y rápido posible. </text:p>
      <text:p text:style-name="Text_20_body"/>
      <text:p text:style-name="Text_20_body"><text:tab/>En la carpeta /opt/CNTI-14-09/LDAP, vamos a encontrar dos archivos: </text:p>
      <text:p text:style-name="Text_20_body"/>
      <text:list xml:id="list1263121974" text:style-name="L6">
        <text:list-item>
          <text:p text:style-name="P38"><text:span text:style-name="T11">estructura.ldif</text:span> : <office:annotation><dc:creator>Lisset Vera</dc:creator><dc:date>2010-10-07T16:49:16</dc:date><text:p text:style-name="P61"><text:span text:style-name="T51">Luego de los dos puntos no se escribe en mayúscula.</text:span></text:p><text:p text:style-name="P61"><text:span text:style-name="T51">Tomar en cuenta este observación para el punto que sigue</text:span></text:p></office:annotation><office:annotation><dc:creator>Lilibeth Ramírez</dc:creator><dc:date>2010-10-26T00:30:54</dc:date><text:p text:style-name="P62"><text:span text:style-name="T52">Respuesta a Lisset Vera (07/10/2010, 16:49): "Corregido"</text:span></text:p><text:p><text:span text:style-name="T53"/></text:p></office:annotation><text:span text:style-name="T43">e</text:span>ste archivo contiene el árbol LDAP. </text:p>
        </text:list-item>
        <text:list-item>
          <text:p text:style-name="P38"><text:span text:style-name="T11">slapd.conf</text:span> : <text:span text:style-name="T43">e</text:span>ste archivo contiene la configuración básica del servidor LDAP. </text:p>
        </text:list-item>
      </text:list>
      <text:p text:style-name="Text_20_body"/>
      <text:h text:style-name="Heading_20_2" text:outline-level="2">Instalación y configuración</text:h>
      <text:h text:style-name="Heading_20_3" text:outline-level="3">Instalar el servidor LDAP. </text:h>
      <text:p text:style-name="Codigo"># aptitude install slapd ldap-utils</text:p>
      <text:p text:style-name="P34"><text:tab/>El comando anterior instalar<text:span text:style-name="T44">á</text:span><office:annotation><dc:creator>Lisset Vera</dc:creator><dc:date>2010-10-07T16:50:23</dc:date><text:p text:style-name="P61"><text:span text:style-name="T51">Instalará lleva acento ortográfico en la última “a”</text:span></text:p><text:p text:style-name="P61"><text:span text:style-name="T51">Igual que preguntará</text:span></text:p></office:annotation><office:annotation><dc:creator>Lilibeth Ramírez</dc:creator><dc:date>2010-10-26T00:31:36</dc:date><text:p text:style-name="P62"><text:span text:style-name="T52">Respuesta a Lisset Vera (07/10/2010, 16:50): "Corregido"</text:span></text:p><text:p><text:span text:style-name="T53"/></text:p></office:annotation> el servicio slapd<office:annotation><dc:creator>Lisset Vera</dc:creator><dc:date>2010-10-07T16:50:52</dc:date><text:p text:style-name="P61"><text:span text:style-name="T51">Eliminar la coma (,)</text:span></text:p></office:annotation><office:annotation><dc:creator>Lilibeth Ramírez</dc:creator><dc:date>2010-10-26T00:32:12</dc:date><text:p text:style-name="P62"><text:span text:style-name="T52">Respuesta a Lisset Vera (07/10/2010, 16:50): "Corregido"</text:span></text:p><text:p><text:span text:style-name="T53"/></text:p></office:annotation> y le preguntara por una contraseña, <text:span text:style-name="T45">que es </text:span>l<office:annotation><dc:creator>Lisset Vera</dc:creator><dc:date>2010-10-07T16:54:43</dc:date><text:p text:style-name="P61"><text:span text:style-name="T51">Cambiar por “que es la contraseña...”</text:span></text:p></office:annotation><office:annotation><dc:creator>Lilibeth Ramírez</dc:creator><dc:date>2010-10-26T00:33:14</dc:date><text:p text:style-name="P62"><text:span text:style-name="T52">Respuesta a Lisset Vera (07/10/2010, 16:54): "Corregido"</text:span></text:p><text:p><text:span text:style-name="T53"/></text:p></office:annotation>a contraseña del usuario admin.<office:annotation><dc:creator>Lisset Vera</dc:creator><dc:date>2010-10-07T16:55:45</dc:date><text:p text:style-name="P61"><text:span text:style-name="T51">Colocar punto y aparte. Luego “Ésta se debe proporcionar....”</text:span></text:p></office:annotation><office:annotation><dc:creator>Lilibeth Ramírez</dc:creator><dc:date>2010-10-26T00:34:08</dc:date><text:p text:style-name="P62"><text:span text:style-name="T52">Respuesta a Lisset Vera (07/10/2010, 16:55): "Corregido"</text:span></text:p><text:p><text:span text:style-name="T53"/></text:p></office:annotation> </text:p>
      <text:p text:style-name="P34"><text:tab/><text:span text:style-name="T45">É</text:span>sta es la contraseña que debe proporcionar en el archivo <text:span text:style-name="T11">configuracion.yml</text:span> en la sección de <text:s/>conexión a LDAP. </text:p>
      <text:p text:style-name="Text_20_body"><text:tab/></text:p>
      <text:h text:style-name="Heading_20_3" text:outline-level="3">Cargar el árbol y el fichero de configuración proporcionados. </text:h>
      <text:h text:style-name="Heading_20_4" text:outline-level="4">Detener el servicio slapd<office:annotation><dc:creator>Lisset Vera</dc:creator><dc:date>2010-10-07T16:43:10</dc:date><text:p text:style-name="P61"><text:span text:style-name="T51">Seguir con el esquema de numeración para este caso es 7.1.2.1</text:span></text:p><text:p text:style-name="P61"><text:span text:style-name="T51"/></text:p><text:p text:style-name="P61"><text:span text:style-name="T51">Tomar esto en cuenta para todos los siguientes</text:span></text:p></office:annotation><office:annotation><dc:creator>Lilibeth Ramírez</dc:creator><dc:date>2010-10-26T00:34:31</dc:date><text:p text:style-name="P62"><text:span text:style-name="T52">Respuesta a Lisset Vera (07/10/2010, 16:43): "Corregido"</text:span></text:p><text:p><text:span text:style-name="T53"/></text:p></office:annotation></text:h>
      <text:p text:style-name="Codigo"># invoke-rc.d slapd stop</text:p>
      <text:h text:style-name="P54" text:outline-level="4" text:is-list-header="true"><text:soft-page-break/></text:h>
      <text:h text:style-name="Heading_20_4" text:outline-level="4">Copiar el archivo de configuración de slapd <office:annotation><dc:creator>Lisset Vera</dc:creator><dc:date>2010-10-07T16:56:34</dc:date><text:p text:style-name="P61"><text:span text:style-name="T51">x</text:span></text:p></office:annotation></text:h>
      <text:p text:style-name="Codigo">covetel-server:/opt/CNTI-14-09/LDAP# cp slapd.conf /etc/ldap/</text:p>
      <text:h text:style-name="Heading_20_4" text:outline-level="4">Cargar el árbol.</text:h>
      <text:p text:style-name="Codigo"># slapadd -f /etc/ldap/slapd.conf -l estructura.ldif</text:p>
      <text:h text:style-name="Heading_20_4" text:outline-level="4">Indexar</text:h>
      <text:p text:style-name="Text_20_body"><text:tab/>El sistema va indicar una advertencia </text:p>
      <text:p text:style-name="Codigo"># slapindex -f /etc/ldap/slapd.conf</text:p>
      <text:h text:style-name="Heading_20_4" text:outline-level="4">Establecer los permisos</text:h>
      <text:p text:style-name="Codigo"># chown openldap.openldap /var/lib/ldap -R </text:p>
      <text:p text:style-name="Codigo"># chown openldap.openldap /etc/ldap/ -R </text:p>
      <text:h text:style-name="Heading_20_4" text:outline-level="4">Iniciar el servicio slapd. </text:h>
      <text:p text:style-name="Codigo"># invoke-rc.d slapd start </text:p>
      <text:h text:style-name="Heading_20_3" text:outline-level="3" text:is-list-header="true"/>
      <text:h text:style-name="P50" text:outline-level="3">Probar y verificar que los datos están en su lugar. <office:annotation><dc:creator>Lisset Vera</dc:creator><dc:date>2010-10-07T16:52:26</dc:date><text:p text:style-name="P61"><text:span text:style-name="T55">Los títulos no deben llevar punto y final.</text:span></text:p><text:p text:style-name="P61"><text:span text:style-name="T55">Tomar en cuenta esta observación para el resto de los títulos de esta página</text:span></text:p><text:p text:style-name="P61"><text:span text:style-name="T55"/></text:p><text:p text:style-name="P61"><text:span text:style-name="T55">Cambiar por “...están en el lugar correcto”</text:span></text:p></office:annotation></text:h>
      <text:h text:style-name="Heading_20_4" text:outline-level="4">Verificar que el usuario ucnti existe.</text:h>
      <text:p text:style-name="Text_20_body"><text:tab/>Recuerde presionar la tecla Enter<office:annotation><dc:creator>Lisset Vera</dc:creator><dc:date>2010-10-07T16:53:30</dc:date><text:p text:style-name="P61"><text:span text:style-name="T51">Eliminar esta coma (,)</text:span></text:p></office:annotation>, cuando el cliente LDAP le pida la contraseña. </text:p>
      <text:p text:style-name="Codigo"># ldapsearch -h localhost -x -W -b \</text:p>
      <text:p text:style-name="Codigo">ou=cnti1409,dc=cnti,dc=gob,dc=ve \</text:p>
      <text:p text:style-name="Codigo">'(&amp;(objectClass=posixAccount)(uid=ucnti))'</text:p>
      <text:p text:style-name="Codigo"/>
      <text:p text:style-name="Codigo">Enter LDAP Password: <text:span text:style-name="T11">(Enter)</text:span></text:p>
      <text:p text:style-name="Text_20_body"><text:tab/>El resultado esperado del comando anterior es el siguiente: </text:p>
      <text:p text:style-name="P21"># ucnti, Usuarios, cnti1409, cnti.gob.ve </text:p>
      <text:p text:style-name="P21">dn: uid=ucnti,ou=Usuarios,ou=cnti1409,dc=cnti,dc=gob,dc=ve </text:p>
      <text:p text:style-name="P21">objectClass: top </text:p>
      <text:p text:style-name="P21">objectClass: inetOrgPerson </text:p>
      <text:p text:style-name="P21">objectClass: posixAccount </text:p>
      <text:p text:style-name="P21">cn: Usuario CNTI </text:p>
      <text:p text:style-name="P21">uid: ucnti </text:p>
      <text:p text:style-name="P21">homeDirectory: /home/users/ucnti </text:p>
      <text:p text:style-name="P21">givenName: Usuario </text:p>
      <text:p text:style-name="P21">sn: CNTI </text:p>
      <text:p text:style-name="P21">mail: cnti@cnti.gob.ve </text:p>
      <text:p text:style-name="P21">gidNumber: 1000 </text:p>
      <text:p text:style-name="P21">uidNumber: 1000 </text:p>
      <text:p text:style-name="P21"/>
      <text:p text:style-name="P21"># search result </text:p>
      <text:p text:style-name="P21">search: 2 </text:p>
      <text:p text:style-name="P21">result: 0 Success </text:p>
      <text:p text:style-name="P21"/>
      <text:p text:style-name="P22"># numResponses: 2 </text:p>
      <text:p text:style-name="P22"># numEntries: 1 </text:p>
      <text:h text:style-name="Heading_20_4" text:outline-level="4"><text:soft-page-break/>Verificar que el rol Administrad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dministrador))'</text:p>
      <text:p text:style-name="Codigo"/>
      <text:p text:style-name="Codigo">Enter LDAP Password: <text:span text:style-name="T11">(Enter)</text:span></text:p>
      <text:p text:style-name="Text_20_body"><text:tab/>El resultado esperado del comando anterior es el siguiente: </text:p>
      <text:p text:style-name="Codigo"># Administrador, Roles, cnti1409, cnti.gob.ve </text:p>
      <text:p text:style-name="Codigo">dn: cn=Administrador,ou=Roles,ou=cnti1409,dc=cnti,dc=gob,dc=ve </text:p>
      <text:p text:style-name="Codigo">objectClass: posixGroup </text:p>
      <text:p text:style-name="Codigo">objectClass: top </text:p>
      <text:p text:style-name="Codigo">cn: Administrador </text:p>
      <text:p text:style-name="Codigo">gidNumber: 1000 </text:p>
      <text:p text:style-name="Codigo">memberUid: ucnti </text:p>
      <text:p text:style-name="Codigo"/>
      <text:p text:style-name="Codigo"># search result </text:p>
      <text:p text:style-name="Codigo">search: 2 </text:p>
      <text:p text:style-name="Codigo">result: 0 Success </text:p>
      <text:p text:style-name="P23"/>
      <text:p text:style-name="P23"># numResponses: 2 </text:p>
      <text:p text:style-name="P23"># numEntries: 1 </text:p>
      <text:p text:style-name="Text_20_body"/>
      <text:h text:style-name="P55" text:outline-level="4">Verificar que el rol AuditorJefe existe <office:annotation><dc:creator>Lisset Vera</dc:creator><dc:date>2010-10-07T16:57:18</dc:date><text:p text:style-name="P61"><text:span text:style-name="T55">Los títulos no deben llevar punto y final</text:span></text:p></office:annotation><office:annotation><dc:creator>Lilibeth Ramírez</dc:creator><dc:date>2010-10-26T00:35:03</dc:date><text:p text:style-name="P62"><text:span text:style-name="T52">Respuesta a Lisset Vera (07/10/2010, 16:57): "Corregido"</text:span></text:p><text:p><text:span text:style-name="T53"/></text:p></office:annotation></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Jefe))'</text:p>
      <text:p text:style-name="Codigo"/>
      <text:p text:style-name="Codigo">Enter LDAP Password: <text:span text:style-name="T11">(Enter)</text:span></text:p>
      <text:p text:style-name="Text_20_body"><text:tab/>El resultado esperado del comando anterior es el siguiente: </text:p>
      <text:p text:style-name="Codigo"># AuditorJefe, Roles, cnti1409, cnti.gob.ve </text:p>
      <text:p text:style-name="Codigo">dn: cn=AuditorJefe,ou=Roles,ou=cnti1409,dc=cnti,dc=gob,dc=ve </text:p>
      <text:p text:style-name="Codigo">objectClass: posixGroup </text:p>
      <text:p text:style-name="Codigo">objectClass: top </text:p>
      <text:p text:style-name="Codigo">cn: AuditorJefe </text:p>
      <text:p text:style-name="Codigo">gidNumber: 1002 </text:p>
      <text:p text:style-name="Codigo">memberUid: ucnti </text:p>
      <text:p text:style-name="Codigo"/>
      <text:p text:style-name="Codigo"># search result </text:p>
      <text:p text:style-name="Codigo">search: 2 </text:p>
      <text:p text:style-name="Codigo">result: 0 Success </text:p>
      <text:p text:style-name="Codigo"/>
      <text:p text:style-name="P23"># numResponses: 2 </text:p>
      <text:p text:style-name="P23"># numEntries: 1</text:p>
      <text:p text:style-name="Text_20_body"/>
      <text:h text:style-name="P55" text:outline-level="4">Verificar que el rol Audit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text:p>
      <text:p text:style-name="Codigo"/>
      <text:p text:style-name="Codigo">Enter LDAP Password: <text:span text:style-name="T11">(Enter)</text:span></text:p>
      <text:p text:style-name="Text_20_body"><text:tab/>El resultado esperado del comando anterior es el siguiente: </text:p>
      <text:p text:style-name="Codigo"># AuditorJefe, Roles, cnti1409, cnti.gob.ve </text:p>
      <text:p text:style-name="Codigo">dn: cn=Auditor,ou=Roles,ou=cnti1409,dc=cnti,dc=gob,dc=ve </text:p>
      <text:p text:style-name="Codigo">objectClass: posixGroup </text:p>
      <text:p text:style-name="Codigo">objectClass: top </text:p>
      <text:p text:style-name="Codigo">cn: Auditor</text:p>
      <text:p text:style-name="Codigo">gidNumber: 1003</text:p>
      <text:p text:style-name="Codigo">memberUid: ucnti </text:p>
      <text:p text:style-name="Codigo"/>
      <text:p text:style-name="Codigo"># search result </text:p>
      <text:p text:style-name="Codigo">search: 2 </text:p>
      <text:p text:style-name="Codigo">result: 0 Success </text:p>
      <text:p text:style-name="Codigo"/>
      <text:p text:style-name="P23"># numResponses: 2 </text:p>
      <text:p text:style-name="P23"># numEntries: 1</text:p>
      <text:p text:style-name="P23"/>
      <text:h text:style-name="P52" text:outline-level="1">Configurar el Sistema</text:h>
      <text:p text:style-name="P9"><text:tab/>La configuración del sistema se encuentra en el archivo <text:span text:style-name="T11">configuracion.yml</text:span><text:span text:style-name="T3">, debe tomar en cuenta que este archivo est</text:span><text:span text:style-name="T7">á</text:span><text:span text:style-name="T3"><office:annotation><dc:creator>Lisset Vera</dc:creator><dc:date>2010-10-07T16:58:04</dc:date><text:p text:style-name="P61"><text:span text:style-name="T51">Está lleva acento en la letra “a”</text:span></text:p></office:annotation></text:span><text:span text:style-name="T3"><office:annotation><dc:creator>Lilibeth Ramírez</dc:creator><dc:date>2010-10-26T00:35:32</dc:date><text:p text:style-name="P62"><text:span text:style-name="T52">Respuesta a Lisset Vera (07/10/2010, 16:58): "Corregido"</text:span></text:p><text:p><text:span text:style-name="T53"/></text:p></office:annotation></text:span><text:span text:style-name="T3"> escrito usando el lenguaje YAML</text:span><text:span text:style-name="T3"><text:note text:id="ftn1" text:note-class="footnote"><text:note-citation>1</text:note-citation><text:note-body><text:p text:style-name="Footnote">Para mas información sobre YAML, puede ir al siguiente enlace. http://www.yaml.org/spec/</text:p></text:note-body></text:note></text:span><text:span text:style-name="T3">, le recomendamos </text:span><text:span text:style-name="T3"><office:annotation><dc:creator>Lisset Vera</dc:creator><dc:date>2010-10-07T16:58:24</dc:date><text:p text:style-name="P61"><text:span text:style-name="T51">Eliminar la palabra “encarecidamente”</text:span></text:p></office:annotation></text:span><text:span text:style-name="T3"><office:annotation><dc:creator>Lilibeth Ramírez</dc:creator><dc:date>2010-10-26T00:35:56</dc:date><text:p text:style-name="P62"><text:span text:style-name="T52">Respuesta a Lisset Vera (07/10/2010, 16:58): "</text:span><text:span text:style-name="T54">Corregido</text:span><text:span text:style-name="T52">"</text:span></text:p><text:p><text:span text:style-name="T53"/></text:p></office:annotation></text:span><text:span text:style-name="T3"> que evite el uso de tabulaciones en este archivo, si incluye alguna tabulación, entonces va a corromper el archivo, y esto va a causar que el sistema simplemente no arranque.</text:span></text:p>
      <text:p text:style-name="P41"/>
      <text:h text:style-name="Heading_20_2" text:outline-level="2"><text:span text:style-name="T3"><text:tab/></text:span><text:span text:style-name="T11">Configurar la conexión a la base de datos </text:span><text:span text:style-name="T11"><office:annotation><dc:creator>Lisset Vera</dc:creator><dc:date>2010-10-07T16:58:48</dc:date><text:p text:style-name="P61"><text:span text:style-name="T55">Los títulos no deben llevar punto y final</text:span></text:p></office:annotation></text:span><text:span text:style-name="T11"><office:annotation><dc:creator>Lilibeth Ramírez</dc:creator><dc:date>2010-10-26T00:36:37</dc:date><text:p text:style-name="P62"><text:span text:style-name="T52">Respuesta a Lisset Vera (07/10/2010, 16:58): "</text:span><text:span text:style-name="T54">Corregido</text:span><text:span text:style-name="T52">"</text:span></text:p><text:p><text:span text:style-name="T53"/></text:p></office:annotation></text:span></text:h>
      <text:p text:style-name="P9"><text:span text:style-name="T11"><text:tab/></text:span><text:span text:style-name="T3">La configuración de la base de datos</text:span><text:span text:style-name="T3"><office:annotation><dc:creator>Lisset Vera</dc:creator><dc:date>2010-10-07T16:59:05</dc:date><text:p text:style-name="P61"><text:span text:style-name="T51">Eliminar la coma (,)</text:span></text:p></office:annotation></text:span><text:span text:style-name="T3"><office:annotation><dc:creator>Lilibeth Ramírez</dc:creator><dc:date>2010-10-26T00:36:43</dc:date><text:p text:style-name="P62"><text:span text:style-name="T52">Respuesta a Lisset Vera (07/10/2010, 16:59): "</text:span><text:span text:style-name="T54">Corregido</text:span><text:span text:style-name="T52">"</text:span></text:p><text:p><text:span text:style-name="T53"/></text:p></office:annotation></text:span><text:span text:style-name="T3"> comienza en la l</text:span><text:span text:style-name="T8">í</text:span><text:span text:style-name="T3"><office:annotation><dc:creator>Lisset Vera</dc:creator><dc:date>2010-10-07T16:59:14</dc:date><text:p text:style-name="P61"><text:span text:style-name="T51">Línea lleva acento ortográfico en la letra “i”</text:span></text:p></office:annotation></text:span><text:span text:style-name="T3"><office:annotation><dc:creator>Lilibeth Ramírez</dc:creator><dc:date>2010-10-26T00:36:59</dc:date><text:p text:style-name="P62"><text:span text:style-name="T52">Respuesta a Lisset Vera (07/10/2010, 16:59): "</text:span><text:span text:style-name="T54">Corregido</text:span><text:span text:style-name="T52">"</text:span></text:p><text:p><text:span text:style-name="T53"/></text:p></office:annotation></text:span><text:span text:style-name="T3">nea seis (6) del archivo configuracion.yml </text:span></text:p>
      <text:p text:style-name="P15"># cd /opt/CNTI-14-09/CNTI1409/</text:p>
      <text:p text:style-name="P16"># vim configuracion.yml</text:p>
      <text:p text:style-name="P16"/>
      <text:p text:style-name="P16"><text:s text:c="2"/>6 # Configuración de la base de datos. </text:p>
      <text:p text:style-name="P16"><text:s text:c="2"/>7 Model::DB: </text:p>
      <text:p text:style-name="P16"><text:s text:c="2"/>8 <text:s text:c="2"/>schema_class: Validador::Esquema </text:p>
      <text:p text:style-name="P16"><text:s text:c="2"/>9 <text:s text:c="2"/>connect_info: </text:p>
      <text:p text:style-name="P16"><text:s/>10 <text:s text:c="4"/><text:span text:style-name="T11">user:</text:span> <text:span text:style-name="T3">admin </text:span></text:p>
      <text:p text:style-name="P16"><text:s/>11 <text:s text:c="4"/><text:span text:style-name="T11">password</text:span>: <text:span text:style-name="T3">123321... </text:span></text:p>
      <text:p text:style-name="P16"><text:s/>12 <text:s text:c="4"/>dsn: dbi:Pg:dbname=validador;<text:span text:style-name="T11">host</text:span>=<text:span text:style-name="T3">localhost </text:span></text:p>
      <text:p text:style-name="P16"><text:s/>13 <text:s text:c="4"/>pg_enable_utf8: 1 </text:p>
      <text:p text:style-name="Text_20_body"/>
      <text:h text:style-name="Heading_20_3" text:outline-level="3">Atributos importantes</text:h>
      <text:h text:style-name="Heading_20_4" text:outline-level="4">User<office:annotation><dc:creator>Lisset Vera</dc:creator><dc:date>2010-10-07T16:59:46</dc:date><text:p text:style-name="P61"><text:span text:style-name="T51">Continuar con el esquema establecido, es decir aquí seguiría 8.1.1.1</text:span></text:p><text:p text:style-name="P61"><text:span text:style-name="T51">Eliminar los dos puntos</text:span></text:p><text:p text:style-name="P61"><text:span text:style-name="T51">Tomar ambas observaciones en cuenta para los </text:span></text:p><text:p text:style-name="P61"><text:span text:style-name="T51">subpunto siguientes</text:span></text:p></office:annotation><office:annotation><dc:creator>Lilibeth Ramírez</dc:creator><dc:date>2010-10-26T00:37:33</dc:date><text:p text:style-name="P62"><text:span text:style-name="T52">Respuesta a Lisset Vera (07/10/2010, 16:59): "</text:span><text:span text:style-name="T54">Corregido</text:span><text:span text:style-name="T52">"</text:span></text:p><text:p><text:span text:style-name="T53"/></text:p></office:annotation></text:h>
      <text:p text:style-name="P9"><text:tab/>Este campo<office:annotation><dc:creator>Lisset Vera</dc:creator><dc:date>2010-10-07T17:00:27</dc:date><text:p text:style-name="P61"><text:span text:style-name="T51">Eliminar la coma (,)</text:span></text:p></office:annotation><office:annotation><dc:creator>Lilibeth Ramírez</dc:creator><dc:date>2010-10-26T00:38:01</dc:date><text:p text:style-name="P62"><text:span text:style-name="T52">Respuesta a Lisset Vera (07/10/2010, 17:00): "</text:span><text:span text:style-name="T54">Corregido</text:span><text:span text:style-name="T52">"</text:span></text:p><text:p><text:span text:style-name="T53"/></text:p></office:annotation> hace referencia al usuario de la base de datos, si usted cambio ese valor<office:annotation><dc:creator>Lisset Vera</dc:creator><dc:date>2010-10-07T17:00:44</dc:date><text:p text:style-name="P61"><text:span text:style-name="T51">Eliminar la coma (,)</text:span></text:p></office:annotation><office:annotation><dc:creator>Lilibeth Ramírez</dc:creator><dc:date>2010-10-26T00:38:09</dc:date><text:p text:style-name="P62"><text:span text:style-name="T52">Respuesta a Lisset Vera (07/10/2010, 17:00): "</text:span><text:span text:style-name="T54">Corregido</text:span><text:span text:style-name="T52">"</text:span></text:p><text:p><text:span text:style-name="T53"/></text:p></office:annotation> por favor indique en lugar de admin, el nombre de usuario que configur<text:span text:style-name="T46">ó</text:span><office:annotation><dc:creator>Lisset Vera</dc:creator><dc:date>2010-10-07T17:01:00</dc:date><text:p text:style-name="P61"><text:span text:style-name="T51">Configuró lleva acento ortográfico en la letra “o”</text:span></text:p></office:annotation><office:annotation><dc:creator>Lilibeth Ramírez</dc:creator><dc:date>2010-10-26T00:38:19</dc:date><text:p text:style-name="P62"><text:span text:style-name="T52">Respuesta a Lisset Vera (07/10/2010, 17:01): "</text:span><text:span text:style-name="T54">Corregido</text:span><text:span text:style-name="T52">"</text:span></text:p><text:p><text:span text:style-name="T53"/></text:p></office:annotation>. </text:p>
      <text:h text:style-name="Heading_20_4" text:outline-level="4"><text:soft-page-break/>Password: </text:h>
      <text:p text:style-name="P9"><text:tab/>En este campo debe colocar la contraseña del usuario de conexión a la base de datos. </text:p>
      <text:h text:style-name="Heading_20_4" text:outline-level="4">Host:</text:h>
      <text:p text:style-name="P9"><text:tab/>En este campo debe colocar la dirección IP o el nombre del host en donde se encuentra la base de datos. </text:p>
      <text:p text:style-name="Text_20_body"/>
      <text:h text:style-name="Heading_20_2" text:outline-level="2">Configurar la conexión a LDAP</text:h>
      <text:p text:style-name="Text_20_body"><text:tab/>La integración LDAP del sistema est<office:annotation><dc:creator>Lisset Vera</dc:creator><dc:date>2010-10-07T17:02:25</dc:date><text:p text:style-name="P61"><text:span text:style-name="T51">Está lleva acento ortográfico en la letra “a”</text:span></text:p></office:annotation><office:annotation><dc:creator>Lilibeth Ramírez</dc:creator><dc:date>2010-10-26T00:40:42</dc:date><text:p text:style-name="P62"><text:span text:style-name="T52">Respuesta a Lisset Vera (07/10/2010, 17:02): "</text:span><text:span text:style-name="T54">Corregido</text:span><text:span text:style-name="T52">"</text:span></text:p><text:p><text:span text:style-name="T53"/></text:p></office:annotation><text:span text:style-name="T46">á</text:span> conformada por dos módulos, la autenticación y <office:annotation><dc:creator>Lisset Vera</dc:creator><dc:date>2010-10-07T17:02:58</dc:date><text:p text:style-name="P61"><text:span text:style-name="T51">Tengo una duda ¿por qué colocan “la modelo” con genero femenino cuando debería se “el modelo LDAP”?</text:span></text:p></office:annotation><office:annotation><dc:creator>Lilibeth Ramírez</dc:creator><dc:date>2010-10-26T00:39:42</dc:date><text:p text:style-name="P62"><text:span text:style-name="T52">Respuesta a Lisset Vera (07/10/2010, 17:02): "Técnicamente es la modelo de ldatos del sistema. Es un error que tienes en la interpretación del significado de la modelo de datos."</text:span></text:p><text:p><text:span text:style-name="T53"/></text:p></office:annotation>la modelo LDAP, las dos deben apuntar al mismo servidor LDAP. </text:p>
      <text:p text:style-name="Text_20_body"/>
      <text:h text:style-name="Heading_20_3" text:outline-level="3">Configurar la autenticación LDAP</text:h>
      <text:p text:style-name="Text_20_body"><text:tab/>La configuración de la autenticación LDAP se encuentra en el archivo configuracion.yml,<office:annotation><dc:creator>Lisset Vera</dc:creator><dc:date>2010-10-07T17:04:04</dc:date><text:p text:style-name="P61"><text:span text:style-name="T51">Insertar una coma (,)</text:span></text:p></office:annotation><office:annotation><dc:creator>Lilibeth Ramírez</dc:creator><dc:date>2010-10-26T00:41:03</dc:date><text:p><text:span text:style-name="T52">Respuesta a Lisset Vera (07/10/2010, 17:04): "</text:span><text:span text:style-name="T54">Corregido</text:span><text:span text:style-name="T52">"</text:span></text:p></office:annotation> en el bloque comprendido entre la l<text:span text:style-name="T46">í</text:span><office:annotation><dc:creator>Lisset Vera</dc:creator><dc:date>2010-10-07T17:04:15</dc:date><text:p text:style-name="P61"><text:span text:style-name="T51">Línea lleva acento ortográfico en la letra “i”</text:span></text:p><text:p text:style-name="P61"><text:span text:style-name="T51">Acomoda las dos veces que apararece</text:span></text:p></office:annotation><office:annotation><dc:creator>Lilibeth Ramírez</dc:creator><dc:date>2010-10-26T00:41:42</dc:date><text:p text:style-name="P62"><text:span text:style-name="T52">Respuesta a Lisset Vera (07/10/2010, 17:04): "</text:span><text:span text:style-name="T54">Corregido</text:span><text:span text:style-name="T52">"</text:span></text:p><text:p><text:span text:style-name="T53"/></text:p></office:annotation>nea 40 y la l<text:span text:style-name="T46">í</text:span>nea 71. Los valores importantes sobre la conexión se describen en la siguiente lista: </text:p>
      <text:h text:style-name="Heading_20_4" text:outline-level="4">ldap_server <text:s/><text:span text:style-name="T3">(l</text:span><text:span text:style-name="T3"><office:annotation><dc:creator>Lisset Vera</dc:creator><dc:date>2010-10-07T17:05:04</dc:date><text:p text:style-name="P61"><text:span text:style-name="T55">Línea lleva acento ortográfico en la letra “i”</text:span></text:p></office:annotation></text:span><text:span text:style-name="T3"><office:annotation><dc:creator>Lilibeth Ramírez</dc:creator><dc:date>2010-10-26T00:42:21</dc:date><text:p text:style-name="P62"><text:span text:style-name="T52">Respuesta a Lisset Vera (07/10/2010, 17:05): "</text:span><text:span text:style-name="T54">Corregido</text:span><text:span text:style-name="T52">"</text:span></text:p><text:p><text:span text:style-name="T53"/></text:p></office:annotation></text:span><text:span text:style-name="T9">í</text:span><text:span text:style-name="T3">nea 50)</text:span></text:h>
      <text:p text:style-name="Text_20_body"><text:tab/>Aquí debe colocar la dirección del servidor LDAP. </text:p>
      <text:h text:style-name="Heading_20_4" text:outline-level="4">binddn <text:span text:style-name="T3">(l</text:span><text:span text:style-name="T9">í</text:span><text:span text:style-name="T3">ne</text:span><text:span text:style-name="T3"><office:annotation><dc:creator>Lisset Vera</dc:creator><dc:date>2010-10-07T17:05:09</dc:date><text:p text:style-name="P61"><text:span text:style-name="T55">Línea lleva acento ortográfico en la letra “i”</text:span></text:p></office:annotation></text:span><text:span text:style-name="T3"><office:annotation><dc:creator>Lilibeth Ramírez</dc:creator><dc:date>2010-10-26T00:42:28</dc:date><text:p text:style-name="P62"><text:span text:style-name="T52">Respuesta a Lisset Vera (07/10/2010, 17:05): "</text:span><text:span text:style-name="T54">Corregido</text:span><text:span text:style-name="T52">"</text:span></text:p><text:p><text:span text:style-name="T53"/></text:p></office:annotation></text:span><text:span text:style-name="T3">a 53)</text:span></text:h>
      <text:p text:style-name="Text_20_body"><text:tab/>Aquí debe colocar el DN, que debe ser un usuario con privilegios para leer la información de las entradas de ese árbol LDAP, <text:span text:style-name="T47">por </text:span><office:annotation><dc:creator>Lisset Vera</dc:creator><dc:date>2010-10-07T17:07:38</dc:date><text:p text:style-name="P61"><text:span text:style-name="T55">Insertar la palabra “por” antes de “ejemplo”</text:span></text:p></office:annotation><office:annotation><dc:creator>Lilibeth Ramírez</dc:creator><dc:date>2010-10-26T00:42:34</dc:date><text:p text:style-name="P62"><text:span text:style-name="T52">Respuesta a Lisset Vera (07/10/2010, 17:07): "</text:span><text:span text:style-name="T54">Corregido</text:span><text:span text:style-name="T52">"</text:span></text:p><text:p><text:span text:style-name="T53"/></text:p></office:annotation>ejemplo: </text:p>
      <text:p text:style-name="Codigo">binddn: cn=admin,dc=cnti,dc=gob,dc=ve</text:p>
      <text:h text:style-name="Heading_20_4" text:outline-level="4">bindpw <text:s/><text:span text:style-name="T3">(l</text:span><text:span text:style-name="T9">í</text:span><text:span text:style-name="T3">n</text:span><text:span text:style-name="T3"><office:annotation><dc:creator>Lisset Vera</dc:creator><dc:date>2010-10-07T17:05:21</dc:date><text:p text:style-name="P61"><text:span text:style-name="T55">Línea lleva acento ortográfico en la letra “i”</text:span></text:p></office:annotation></text:span><text:span text:style-name="T3"><office:annotation><dc:creator>Lilibeth Ramírez</dc:creator><dc:date>2010-10-26T00:42:38</dc:date><text:p text:style-name="P62"><text:span text:style-name="T52">Respuesta a Lisset Vera (07/10/2010, 17:05): "</text:span><text:span text:style-name="T54">Corregido</text:span><text:span text:style-name="T52">"</text:span></text:p><text:p><text:span text:style-name="T53"/></text:p></office:annotation></text:span><text:span text:style-name="T3">ea 54)</text:span></text:h>
      <text:p text:style-name="Text_20_body"><text:tab/>Aquí debe colocar la contraseña del usuario correspondiente al DN anterior. </text:p>
      <text:p text:style-name="Text_20_body"/>
      <text:h text:style-name="Heading_20_3" text:outline-level="3"><text:soft-page-break/>Configurar la modelo LDAP <office:annotation><dc:creator>Lisset Vera</dc:creator><dc:date>2010-10-07T17:05:30</dc:date><text:p text:style-name="P61"><text:span text:style-name="T51">Los títulos no debe llevar punto final</text:span></text:p></office:annotation><office:annotation><dc:creator>Lilibeth Ramírez</dc:creator><dc:date>2010-10-26T00:43:36</dc:date><text:p text:style-name="P62"><text:span text:style-name="T52">Respuesta a Lisset Vera (07/10/2010, 17:05): "Corregido"</text:span></text:p><text:p><text:span text:style-name="T53"/></text:p></office:annotation></text:h>
      <text:p text:style-name="Text_20_body"><text:tab/>La<office:annotation><dc:creator>Lisset Vera</dc:creator><dc:date>2010-10-07T17:05:52</dc:date><text:p text:style-name="P61"><text:span text:style-name="T55">Tengo una duda ¿por qué colocan “la modelo” con genero femenino cuando debería se “el modelo LDAP”?</text:span></text:p></office:annotation><office:annotation><dc:creator>Lilibeth Ramírez</dc:creator><dc:date>2010-10-26T00:43:28</dc:date><text:p text:style-name="P62"><text:span text:style-name="T52">Respuesta a Lisset Vera (07/10/2010, 17:05): "</text:span><text:span text:style-name="T54">Técnicamente es la modelo de ldatos del sistema. Es un error que tienes en la interpretación del significado de la modelo de datos</text:span><text:span text:style-name="T52">"</text:span></text:p><text:p><text:span text:style-name="T53"/></text:p></office:annotation> modelo LDAP<office:annotation><dc:creator>Lisset Vera</dc:creator><dc:date>2010-10-07T17:06:06</dc:date><text:p text:style-name="P61"><text:span text:style-name="T51">Eliminar coma (,)</text:span></text:p></office:annotation><office:annotation><dc:creator>Lilibeth Ramírez</dc:creator><dc:date>2010-10-26T00:43:52</dc:date><text:p text:style-name="P62"><text:span text:style-name="T52">Respuesta a Lisset Vera (07/10/2010, 17:06): "</text:span><text:span text:style-name="T54">Corregido</text:span><text:span text:style-name="T52">"</text:span></text:p><text:p><text:span text:style-name="T53"/></text:p></office:annotation> es la parte del sistema que se encarga de manipular los datos que se almacenan en LDAP. <text:s/>Su configuración se encuentra comprendida en el bloque de la l<text:span text:style-name="T48">í</text:span><office:annotation><dc:creator>Lisset Vera</dc:creator><dc:date>2010-10-07T17:06:20</dc:date><text:p text:style-name="P61"><text:span text:style-name="T55">Línea lleva acento ortográfico en la letra “i”</text:span></text:p></office:annotation><office:annotation><dc:creator>Lilibeth Ramírez</dc:creator><dc:date>2010-10-26T00:44:27</dc:date><text:p text:style-name="P62"><text:span text:style-name="T52">Respuesta a Lisset Vera (07/10/2010, 17:06): ".</text:span><text:span text:style-name="T54">Corregido</text:span><text:span text:style-name="T52">"</text:span></text:p><text:p><text:span text:style-name="T53"/></text:p></office:annotation>nea <text:s/>16 a la l<text:span text:style-name="T48">í</text:span><office:annotation><dc:creator>Lisset Vera</dc:creator><dc:date>2010-10-07T17:06:31</dc:date><text:p text:style-name="P61"><text:span text:style-name="T55">Línea lleva acento ortográfico en la letra “i”</text:span></text:p></office:annotation><office:annotation><dc:creator>Lilibeth Ramírez</dc:creator><dc:date>2010-10-26T00:44:41</dc:date><text:p text:style-name="P62"><text:span text:style-name="T52">Respuesta a Lisset Vera (07/10/2010, 17:06): "</text:span><text:span text:style-name="T54">Corregido</text:span><text:span text:style-name="T52">"</text:span></text:p><text:p><text:span text:style-name="T53"/></text:p></office:annotation>nea 25. Los valores importantes sobre la conexión se describen en la siguiente lista: </text:p>
      <text:p text:style-name="Text_20_body"/>
      <text:h text:style-name="Heading_20_4" text:outline-level="4">host <text:span text:style-name="T3">(l</text:span><text:span text:style-name="T10">í</text:span><text:span text:style-name="T3">n</text:span><text:span text:style-name="T3"><office:annotation><dc:creator>Lisset Vera</dc:creator><dc:date>2010-10-07T17:06:38</dc:date><text:p text:style-name="P61"><text:span text:style-name="T55">Línea lleva acento ortográfico en la letra “i”</text:span></text:p></office:annotation></text:span><text:span text:style-name="T3"><office:annotation><dc:creator>Lilibeth Ramírez</dc:creator><dc:date>2010-10-26T00:45:05</dc:date><text:p text:style-name="P62"><text:span text:style-name="T52">Respuesta a Lisset Vera (07/10/2010, 17:06): "</text:span><text:span text:style-name="T54">Corregido</text:span><text:span text:style-name="T52">"</text:span></text:p><text:p><text:span text:style-name="T53"/></text:p></office:annotation></text:span><text:span text:style-name="T3">ea 17)</text:span></text:h>
      <text:p text:style-name="P13"><text:tab/>Aquí debe colocar el nombre o dirección IP del servidor LDAP, recuerde que debe ser el mismo servidor que esta usando para la autenticación.</text:p>
      <text:h text:style-name="Heading_20_4" text:outline-level="4"><text:span text:style-name="T11">dn</text:span><text:span text:style-name="T3"> (l</text:span><text:span text:style-name="T10">í</text:span><text:span text:style-name="T3">nea </text:span><text:span text:style-name="T3"><office:annotation><dc:creator>Lisset Vera</dc:creator><dc:date>2010-10-07T17:07:02</dc:date><text:p text:style-name="P61"><text:span text:style-name="T55">Línea lleva acento ortográfico en la letra “i”</text:span></text:p></office:annotation></text:span><text:span text:style-name="T3"><office:annotation><dc:creator>Lilibeth Ramírez</dc:creator><dc:date>2010-10-26T00:45:12</dc:date><text:p text:style-name="P62"><text:span text:style-name="T52">Respuesta a Lisset Vera (07/10/2010, 17:07): "</text:span><text:span text:style-name="T54">Corregido</text:span><text:span text:style-name="T52">"</text:span></text:p><text:p><text:span text:style-name="T53"/></text:p></office:annotation></text:span><text:span text:style-name="T3">21)</text:span></text:h>
      <text:p text:style-name="P13"><text:tab/>Aquí debe colocar el DN, que debe ser un usuario con privilegios para modificar la información de las entradas de ese árbol LDAP, <text:s/><text:span text:style-name="T48">por </text:span><office:annotation><dc:creator>Lisset Vera</dc:creator><dc:date>2010-10-07T17:07:13</dc:date><text:p text:style-name="P61"><text:span text:style-name="T51">Insertar la palabra “por” antes de “ejemplo”</text:span></text:p></office:annotation><office:annotation><dc:creator>Lilibeth Ramírez</dc:creator><dc:date>2010-10-26T00:45:29</dc:date><text:p text:style-name="P62"><text:span text:style-name="T52">Respuesta a Lisset Vera (07/10/2010, 17:07): "</text:span><text:span text:style-name="T54">Corregido</text:span><text:span text:style-name="T52">"</text:span></text:p><text:p><text:span text:style-name="T53"/></text:p></office:annotation>ejemplo: </text:p>
      <text:p text:style-name="P20">binddn: cn=admin,dc=cnti,dc=gob,dc=ve</text:p>
      <text:h text:style-name="Heading_20_4" text:outline-level="4"><text:span text:style-name="T11">password</text:span><text:span text:style-name="T3"> (l</text:span><text:span text:style-name="T10">í</text:span><text:span text:style-name="T3">n</text:span><text:span text:style-name="T3"><office:annotation><dc:creator>Lisset Vera</dc:creator><dc:date>2010-10-07T17:07:30</dc:date><text:p text:style-name="P61"><text:span text:style-name="T55">Línea lleva acento ortográfico en la letra “i”</text:span></text:p></office:annotation></text:span><text:span text:style-name="T3"><office:annotation><dc:creator>Lilibeth Ramírez</dc:creator><dc:date>2010-10-26T00:45:44</dc:date><text:p text:style-name="P62"><text:span text:style-name="T52">Respuesta a Lisset Vera (07/10/2010, 17:07): "</text:span><text:span text:style-name="T54">Corregido</text:span><text:span text:style-name="T52">"</text:span></text:p><text:p><text:span text:style-name="T53"/></text:p></office:annotation></text:span><text:span text:style-name="T3">ea 22)</text:span></text:h>
      <text:p text:style-name="P13"><text:tab/>Aquí debe colocar la contraseña del usuario correspondiente al DN anterior. </text:p>
      <text:p text:style-name="P13"/>
      <text:h text:style-name="P48" text:outline-level="2">Configurar la conexión <text:span text:style-name="T21">con el sistema de validación de W3C</text:span><text:span text:style-name="T21"><office:annotation><dc:creator>Lisset Vera</dc:creator><dc:date>2010-10-07T17:07:50</dc:date><text:p text:style-name="P61"><text:span text:style-name="T55">Los títulos no debe llevar punto final</text:span></text:p></office:annotation></text:span><text:span text:style-name="T21"><office:annotation><dc:creator>Lilibeth Ramírez</dc:creator><dc:date>2010-10-26T00:46:03</dc:date><text:p text:style-name="P62"><text:span text:style-name="T52">Respuesta a Lisset Vera (07/10/2010, 17:07): "</text:span><text:span text:style-name="T54">Corregido</text:span><text:span text:style-name="T52">"</text:span></text:p><text:p><text:span text:style-name="T53"/></text:p></office:annotation></text:span></text:h>
      <text:p text:style-name="P9"><text:tab/>El sistema viene configurado por defecto para usar los sistemas de validación que proporciona la W3C en línea, en caso de que se desee usar el sistema de validación de la W3C desde otra ubicación, se debe modificar el archivo de configuración para que se le indique la dirección en donde estará ubicado el mismo.</text:p>
      <text:p text:style-name="P9"/>
      <text:p text:style-name="P9"><text:tab/>Los parámetros que deben ser modificados se encuentran en el archivo configuracion.yml en el bloque comprendido entre la línea 90 y 91, los valores a modificar son:</text:p>
      <text:p text:style-name="P9"/>
      <text:h text:style-name="Heading_20_4" text:outline-level="4"><text:span text:style-name="T21">css_validator_uri </text:span><text:span text:style-name="T22">(línea 90)</text:span></text:h>
      <text:p text:style-name="P42"><text:tab/>Aquí se debe indicar la URL para el sistema de validación de la W3C que evalúa las hojas de estilo (CSS) de un portal.</text:p>
      <text:h text:style-name="Heading_20_4" text:outline-level="4"><text:span text:style-name="T24">html_validator_uri</text:span><text:span text:style-name="T22"> (línea 91)</text:span></text:h>
      <text:p text:style-name="P42"><text:tab/>Aquí se debe indicar la URL para el sistema de validación de la W3C que evalúa <text:s/>el documento de hypertexto (HTML) de un portal.</text:p>
      <text:p text:style-name="P42"/>
      <text:p text:style-name="P42"><text:tab/>Cabe destacar que los sistemas que validan hojas de estilo e hypertexto son independientes por lo tanto sus URL son distintas.</text:p>
      <text:p text:style-name="Text_20_body"/>
      <text:h text:style-name="P52" text:outline-level="1">Iniciar el sistema <office:annotation><dc:creator>Lisset Vera</dc:creator><dc:date>2010-10-07T17:08:51</dc:date><text:p text:style-name="P61"><text:span text:style-name="T55">Los títulos no debe llevar punto final</text:span></text:p><text:p text:style-name="P61"><text:span text:style-name="T55"/></text:p><text:p text:style-name="P61"><text:span text:style-name="T55">Tomar en cuenta observación para los subtítulos de la página</text:span></text:p></office:annotation><office:annotation><dc:creator>Lilibeth Ramírez</dc:creator><dc:date>2010-10-26T00:46:22</dc:date><text:p text:style-name="P62"><text:span text:style-name="T52">Respuesta a Lisset Vera (07/10/2010, 17:08): "</text:span><text:span text:style-name="T54">Corregido</text:span><text:span text:style-name="T52">"</text:span></text:p><text:p><text:span text:style-name="T53"/></text:p></office:annotation></text:h>
      <text:p text:style-name="P9"><text:tab/>Luego de haber realizado correctamente todos los pasos de la configuración, iniciar el sistema es muy fácil y se reduce a dos<office:annotation><dc:creator>Lisset Vera</dc:creator><dc:date>2010-10-07T17:09:15</dc:date><text:p text:style-name="P61"><text:span text:style-name="T51">Eliminar la palabra “simple”</text:span></text:p></office:annotation><office:annotation><dc:creator>Lilibeth Ramírez</dc:creator><dc:date>2010-10-26T00:46:36</dc:date><text:p text:style-name="P62"><text:span text:style-name="T52">Respuesta a Lisset Vera (07/10/2010, 17:09): "</text:span><text:span text:style-name="T54">Corregido</text:span><text:span text:style-name="T52">"</text:span></text:p><text:p><text:span text:style-name="T53"/></text:p></office:annotation> pasos. </text:p>
      <text:p text:style-name="Text_20_body"/>
      <text:h text:style-name="Heading_20_2" text:outline-level="2">Ejecutar local::lib </text:h>
      <text:p text:style-name="Codigo">covetel-server:~# eval $(perl -Mlocal::lib=/opt/perl5)</text:p>
      <text:p text:style-name="Text_20_body"/>
      <text:h text:style-name="Heading_20_2" text:outline-level="2">Iniciar el sistema</text:h>
      <text:h text:style-name="Heading_20_3" text:outline-level="3">Entramos a la carpeta donde se encuentra código del sistema. </text:h>
      <text:p text:style-name="Codigo">covetel-server:~# cd /opt/CNTI-14-09/CNTI1409/</text:p>
      <text:p text:style-name="Text_20_body"/>
      <text:h text:style-name="Heading_20_3" text:outline-level="3">Iniciamos el servidor. </text:h>
      <text:p text:style-name="Codigo"># script/cnti1409_server.pl</text:p>
      <text:p text:style-name="Text_20_body"><text:tab/>Una vez iniciado el servidor, la salida en la c<text:span text:style-name="T49">ó</text:span><office:annotation><dc:creator>Lisset Vera</dc:creator><dc:date>2010-10-07T17:10:08</dc:date><text:p text:style-name="P61"><text:span text:style-name="T51">Cónsola lleva acento ortográfico en la letra “o”</text:span></text:p></office:annotation>nsola debería <office:annotation><dc:creator>Lisset Vera</dc:creator><dc:date>2010-10-07T17:10:55</dc:date><text:p text:style-name="P61"><text:span text:style-name="T51">Cambiar “parecerse a esto” por “Ser similar a el siguiente mensaje”</text:span></text:p></office:annotation><text:span text:style-name="T49">ser similar a el siguiente mensaje:</text:span> </text:p>
      <text:p text:style-name="Text_20_body"/>
      <text:p text:style-name="Codigo">You can connect to your server at http://covetel-server:3000</text:p>
      <text:p text:style-name="Text_20_body"/>
      <text:p text:style-name="Text_20_body"/>
      <text:p text:style-name="Text_20_body"/>
      <text:p text:style-name="Text_20_body"/>
      <text:h text:style-name="P52" text:outline-level="1"><text:span text:style-name="T19">Conclusiones</text:span> y Recomendaciones<office:annotation><dc:creator>Lisset Vera</dc:creator><dc:date>2010-10-07T17:11:44</dc:date><text:p text:style-name="P61"><text:span text:style-name="T51">Y las conclusiones?</text:span></text:p><text:p text:style-name="P61"><text:span text:style-name="T51">Recuerda que las conclusiones tienen base en los objetivos que definiste al principio</text:span></text:p></office:annotation></text:h>
      <text:list xml:id="list139662362" text:style-name="List_20_1">
        <text:list-item>
          <text:p text:style-name="P31"><text:span text:style-name="T50">El usuario con rol de administrador del sistema deberá tener la capacidad de i</text:span>nstalar y configurar el servidor de base de datos.<office:annotation><dc:creator>Lilibeth Ramírez</dc:creator><dc:date>2010-10-25T22:05:07</dc:date><text:p text:style-name="P62"><text:span text:style-name="T52">Respuesta a Lisset Vera (07/10/2010, 13:46): "Corregido"</text:span></text:p><text:p><text:span text:style-name="T53"/></text:p></office:annotation></text:p>
        </text:list-item>
        <text:list-item>
          <text:p text:style-name="P31"><text:span text:style-name="T50">El usuario con rol de administrador del sistema deberá tener la capacidad i</text:span>nstalar y configurar el servidor LDAP.</text:p>
        </text:list-item>
        <text:list-item>
          <text:p text:style-name="P31"><text:span text:style-name="T50">El usuario con rol de administrador del sistema deberá tener la capacidad i</text:span>nstalar las herramientas necesarias para obtener el código fuente del sistema.</text:p>
        </text:list-item>
        <text:list-item>
          <text:p text:style-name="P31"><text:span text:style-name="T50">El usuario con rol de administrador del sistema deberá tener la capacidad de d</text:span>escargar el código fuente del sistema.</text:p>
        </text:list-item>
        <text:list-item>
          <text:p text:style-name="P31"><text:span text:style-name="T50">El usuario con rol de administrador del sistema deberá tener la capacidad de i</text:span>nstalar los paquetes de Debian necesarios para satisfacer las dependencias.</text:p>
        </text:list-item>
        <text:list-item>
          <text:p text:style-name="P31"><text:span text:style-name="T50">El usuario con rol de administrador del sistema deberá tener la capacidad d</text:span>escargar, compilar e instalar las librerías que satisfacen las dependencias del sistema. </text:p>
        </text:list-item>
        <text:list-item>
          <text:p text:style-name="P31"><text:span text:style-name="T50">El usuario con rol de administrador del sistema deberá tener la capacidad de c</text:span>argar el árbol LDAP inicial que contiene las ramas necesarias para el correcto funcionamiento del sistema.</text:p>
        </text:list-item>
        <text:list-item>
          <text:p text:style-name="P31"><text:span text:style-name="T50">El usuario con rol de administrador del sistema deberá tener la capacidad de c</text:span>onfigurar los parámetros de conexión a base de datos.</text:p>
        </text:list-item>
        <text:list-item>
          <text:p text:style-name="P31"><text:span text:style-name="T50">El usuario con rol de administrador del sistema deberá tener la capacidad de c</text:span>onfigurar los parámetros de conexión a LDAP. </text:p>
        </text:list-item>
        <text:list-item text:start-value="1">
          <text:p text:style-name="P31">Configurar los parámetros de conexión al WebService de la W3C</text:p>
        </text:list-item>
        <text:list-item>
          <text:p text:style-name="P31">Se recomienda el uso de un editor de textos confiable para las tareas que involucran manipular archivos de texto. </text:p>
        </text:list-item>
        <text:list-item>
          <text:p text:style-name="P31">Se recomienda el uso de la herramienta screen. </text:p>
        </text:list-item>
        <text:list-item>
          <text:p text:style-name="P31">El proceso de instalación del Sistema es fácil, sin embargo requiere de tiempo y atención del administrador del sistema.</text:p>
        </text:list-item>
        <text:list-item>
          <text:p text:style-name="P31">En el proceso de instalación seleccione las opciones por defecto a las preguntas que se realizan.</text:p>
        </text:list-item>
        <text:list-item>
          <text:p text:style-name="P31">Por favor lea cuidadosamente los mensajes<office:annotation><dc:creator>Lisset Vera</dc:creator><dc:date>2010-10-07T17:12:36</dc:date><text:p text:style-name="P61"><text:span text:style-name="T51">Eliminar la coma (,)</text:span></text:p></office:annotation><office:annotation><dc:creator>Lilibeth Ramírez</dc:creator><dc:date>2010-10-26T00:51:57</dc:date><text:p text:style-name="P62"><text:span text:style-name="T52">Respuesta a Lisset Vera (07/10/2010, 17:12): "eliminar"</text:span></text:p><text:p><text:span text:style-name="T53"/></text:p></office:annotation> antes de tomar una decisión. </text:p>
        </text:list-item>
      </text:list>
      <text:p text:style-name="Bloque_20_1"/>
      <text:h text:style-name="P53" text:outline-level="1">Referencias<office:annotation><dc:creator>Lisset Vera</dc:creator><dc:date>2010-10-07T17:13:25</dc:date><text:p text:style-name="P61"><text:span text:style-name="T51">La número 1 es el modelo para referenciar páginas electrónicas</text:span></text:p><text:p text:style-name="P61"><text:span text:style-name="T51"/></text:p><text:p text:style-name="P61"><text:span text:style-name="T51">Si no tiene año se coloca (s/f)</text:span></text:p><text:p text:style-name="P63"><text:span text:style-name="T56"/></text:p></office:annotation><office:annotation><dc:creator>Lilibeth Ramírez</dc:creator><dc:date>2010-10-26T00:57:15</dc:date><text:p text:style-name="P62"><text:span text:style-name="T52">Respuesta a Lisset Vera (07/10/2010, 17:13): "Corregido"</text:span></text:p><text:p><text:span text:style-name="T53"/></text:p></office:annotation></text:h>
      <text:list xml:id="list51598139" text:style-name="Numbering_20_2">
        <text:list-header>
          <text:p text:style-name="P39"><text:span text:style-name="T23"/></text:p>
        </text:list-header>
        <text:list-item>
          <text:p text:style-name="P35"><text:span text:style-name="T12">Comunidad de Desarrollo de Perl. </text:span><text:span text:style-name="T18">(1995). </text:span><text:span text:style-name="T12">CPAN. </text:span><text:span text:style-name="T18">Disponible en: </text:span><text:a xlink:type="simple" xlink:href="http://search.cpan.org/~andk/CPAN-1.9402/"><text:span text:style-name="T12">http://search.cpan.org/~andk/CPAN-1.9402/</text:span></text:a><text:span text:style-name="T12">. </text:span><text:span text:style-name="T18">[</text:span><text:span text:style-name="T12">Consult</text:span><text:span text:style-name="T18">a: 2010, Junio </text:span><text:span text:style-name="T12">10</text:span><text:span text:style-name="T18">].</text:span></text:p>
        </text:list-item>
        <text:list-item>
          <text:p text:style-name="P35"><text:span text:style-name="T12">Kennedy Clark. Manual Oficial de Catalyst Framework. </text:span><text:span text:style-name="T18">(</text:span><text:span text:style-name="T12">12/</text:span><text:span text:style-name="T18">06/2</text:span><text:span text:style-name="T12">009</text:span><text:span text:style-name="T18">)</text:span><text:span text:style-name="T12">. </text:span><text:span text:style-name="T18">Disponible <text:s/>en: </text:span><text:span text:style-name="T12"><text:s/></text:span><text:a xlink:type="simple" xlink:href="http://search.cpan.org/~hkclark/Catalyst-Manual-5.8004/lib/Catalyst/Manual.pm"><text:span text:style-name="T15">http://search.cpan.org/~hkclark/Catalyst-Manual-5.8004/lib/Catalyst/Manual.pm</text:span></text:a><text:span text:style-name="T15">.</text:span><text:span text:style-name="T13"> </text:span><text:span text:style-name="T14">[</text:span><text:span text:style-name="T13">Consulta: </text:span><text:span text:style-name="T14">2010, Junio</text:span><text:span text:style-name="T13"> 15</text:span><text:span text:style-name="T14">].</text:span></text:p>
        </text:list-item>
        <text:list-item>
          <text:p text:style-name="P35"><text:span text:style-name="T12">Arthur Axel Schmidt. Introducción a DBIx::Class. </text:span><text:span text:style-name="T18">(0</text:span><text:span text:style-name="T12">2/</text:span><text:span text:style-name="T18">05/</text:span><text:span text:style-name="T12">2010</text:span><text:span text:style-name="T18">)</text:span><text:span text:style-name="T12">. </text:span><text:span text:style-name="T18">Disponible en:</text:span><text:span text:style-name="T12"> </text:span><text:a xlink:type="simple" xlink:href="http://search.cpan.org/~frew/DBIx-Class-0.08121/lib/DBIx/Class/Manual/Intro.pod"><text:span text:style-name="T12">http://search.cpan.org/~frew/DBIx-Class-0.08121/lib/DBIx/Class/Manual/Intro.pod</text:span></text:a><text:span text:style-name="T12">. </text:span><text:span text:style-name="T18">[</text:span><text:span text:style-name="T12">Consulta: 21/</text:span><text:span text:style-name="T18">05/</text:span><text:span text:style-name="T12">2010.</text:span></text:p>
        </text:list-item>
        <text:list-item>
          <text:p text:style-name="P35"><text:span text:style-name="T12">Carl Franks. Manual Oficial de HTML::FormFu. </text:span><text:span text:style-name="T18">(S/F). Disponible en: </text:span><text:span text:style-name="T12"><text:s text:c="2"/></text:span><text:a xlink:type="simple" xlink:href="http://search.cpan.org/~cfranks/HTML-FormFu-0.07001/lib/HTML/FormFu.pm"><text:span text:style-name="T12">http://search.cpan.org/~cfranks/HTML-FormFu-0.07001/lib/HTML/FormFu.pm</text:span></text:a><text:span text:style-name="T12">. </text:span><text:span text:style-name="T18">[</text:span><text:span text:style-name="T12">Consulta: </text:span><text:span text:style-name="T18">2010, Mayo</text:span><text:span text:style-name="T12"> 21</text:span><text:span text:style-name="T18">]-</text:span></text:p>
        </text:list-item>
        <text:list-item>
          <text:p text:style-name="P35"><text:span text:style-name="T12">The PostgreSQL Global Development Group. Documentación Oficial de PostgreSQL 8.3.</text:span><text:span text:style-name="T18">(S/F). Disponible en:</text:span><text:span text:style-name="T12"> </text:span><text:a xlink:type="simple" xlink:href="http://www.postgresql.org/docs/8.3/static/"><text:span text:style-name="T12">http://www.postgresql.org/docs/8.3/static/</text:span></text:a><text:span text:style-name="T12">. </text:span><text:span text:style-name="T18">[</text:span><text:span text:style-name="T12">Consulta: </text:span><text:span text:style-name="T18">2010, Junio</text:span><text:span text:style-name="T12"> 10</text:span><text:span text:style-name="T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Currirer" svg:font-family="Currirer"/>
    <style:font-face style:name="StarSymbol" svg:font-family="StarSymbol"/>
    <style:font-face style:name="Bitstream Vera Sans" svg:font-family="'Bitstream Vera Sans'" style:font-family-generic="swiss"/>
    <style:font-face style:name="FreeSans4" svg:font-family="FreeSan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Bitstream Vera Sans1" svg:font-family="'Bitstream Vera Sans'" style:font-family-generic="swiss"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2" style:font-size-asian="10.5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2" style:font-size-asian="14pt" style:font-name-complex="Bitstream Vera Sans2"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00%"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line-height="100%"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fo:font-weight="normal" style:font-size-asian="12pt" style:font-weight-asian="normal" style:font-size-complex="12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Contents_20_4" style:display-name="Contents 4" style:family="paragraph" style:parent-style-name="Index" style:class="index">
      <style:paragraph-properties fo:margin-left="1.498cm" fo:margin-right="0cm" fo:line-height="100%"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M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M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MP3" style:family="paragraph" style:parent-style-name="Standard">
      <style:text-properties fo:font-size="8pt" fo:language="es" fo:country="VE" fo:font-weight="bold" style:font-size-asian="8pt" style:font-weight-asian="bold" style:font-size-complex="8pt" style:font-weight-complex="bold"/>
    </style:style>
    <style:style style:name="MP4" style:family="paragraph" style:parent-style-name="Standard">
      <style:text-properties fo:font-size="8pt" style:font-size-asian="8pt" style:font-size-complex="8pt"/>
    </style:style>
    <style:style style:name="MP5"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MP6" style:family="paragraph" style:parent-style-name="Standard">
      <style:paragraph-properties fo:text-align="center" style:justify-single-word="false"/>
      <style:text-properties fo:font-size="8pt" style:font-size-asian="8pt" style:font-size-complex="8pt"/>
    </style:style>
    <style:style style:name="MT1" style:family="text">
      <style:text-properties fo:language="es" fo:country="VE" fo:font-weight="bold" style:language-asian="es" style:country-asian="ES" style:font-weight-asian="bold" style:language-complex="ar" style:country-complex="SA" style:font-weight-complex="bold"/>
    </style:style>
    <style:style style:name="MT2" style:family="text">
      <style:text-properties fo:language="es" fo:country="VE" style:language-asian="es" style:country-asian="ES" style:language-complex="ar" style:country-complex="SA"/>
    </style:style>
    <style:style style:name="MT3" style:family="text">
      <style:text-properties fo:font-weight="normal" officeooo:rsid="00077bef" style:font-weight-asian="normal" style:font-weight-complex="normal"/>
    </style:style>
    <style:style style:name="M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áficos1" text:anchor-type="as-char" svg:width="17.59cm" svg:height="1.443cm" draw:z-index="32"><draw:image xlink:href="Pictures/100000000000030C00000040B04BEEE1.png" xlink:type="simple" xlink:show="embed" xlink:actuate="onLoad"/></draw:frame></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MP2">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MP3">Versión: <text:s text:c="2"/>2</text:p>
            </table:table-cell>
          </table:table-row>
          <table:table-row>
            <table:table-cell table:style-name="Tabla1.A2" office:value-type="string">
              <text:p text:style-name="MP4"><text:span text:style-name="MT1">Elaborado por:</text:span><text:span text:style-name="MT2"> </text:span><text:span text:style-name="MT2"><text:initial-creator>Walter Vargas</text:initial-creator></text:span></text:p>
            </table:table-cell>
            <table:table-cell table:style-name="Tabla1.A2" office:value-type="string">
              <text:p text:style-name="MP4"><text:span text:style-name="MT1">Revisado por:</text:span><text:span text:style-name="MT2"> Lisset Vera</text:span></text:p>
            </table:table-cell>
            <table:table-cell table:style-name="Tabla1.C2" table:number-columns-spanned="2" office:value-type="string">
              <text:p text:style-name="MP2">Aprobado por: <text:span text:style-name="MT3">Fanny Hernández</text:span></text:p>
            </table:table-cell>
            <table:covered-table-cell/>
          </table:table-row>
          <table:table-row>
            <table:table-cell table:style-name="Tabla1.A3" table:number-columns-spanned="3" office:value-type="string">
              <text:p text:style-name="MP5">Av. Andrés Bello, Torre MPPTI, piso 16, Los Caobos, Caracas, Venezuela</text:p>
              <text:p text:style-name="MP6"><text:a xlink:type="simple" xlink:href="http://www.cnti.gob.ve/"><text:span text:style-name="MT2">Master. (58-212)-5785992. Sitio Web: </text:span></text:a><text:a xlink:type="simple" xlink:href="http://www.cnti.gob.ve/"><text:span text:style-name="MT2">www.cnti.gob.ve</text:span></text:a></text:p>
            </table:table-cell>
            <table:covered-table-cell/>
            <table:covered-table-cell/>
            <table:table-cell table:style-name="Tabla1.D3" office:value-type="string">
              <text:p text:style-name="MP4">Pág: <text:span text:style-name="MT2"><text:page-number text:select-page="current">32</text:page-number></text:span><text:span text:style-name="MT2"> / </text:span><text:span text:style-name="MT2"><text:page-count>33</text:page-count></text:spa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Lilibeth Ramírez</dc:creator>
    <dc:date>2010-10-26T00:57:20</dc:date>
    <meta:keyword>Instalación</meta:keyword>
    <meta:keyword>Sistema</meta:keyword>
    <meta:keyword>CNTI1409</meta:keyword>
    <meta:editing-cycles>140</meta:editing-cycles>
    <meta:editing-duration>PT54H22M56S</meta:editing-duration>
    <meta:document-statistic meta:table-count="1" meta:image-count="1" meta:object-count="0" meta:page-count="33" meta:paragraph-count="523" meta:word-count="4566" meta:character-count="32545"/>
    <meta:user-defined meta:name="Información 1"/>
    <meta:user-defined meta:name="Información 2"/>
    <meta:user-defined meta:name="Información 3"/>
    <meta:user-defined meta:name="Información 4"/>
  </office:meta>
</office:document-meta>
</file>